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新細明體" svg:font-family="新細明體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2.355cm"/>
    </style:style>
    <style:style style:name="co16" style:family="table-column">
      <style:table-column-properties fo:break-before="auto" style:column-width="3.281cm"/>
    </style:style>
    <style:style style:name="co13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302cm"/>
    </style:style>
    <style:style style:name="co8" style:family="table-column">
      <style:table-column-properties fo:break-before="auto" style:column-width="3.67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3.307cm"/>
    </style:style>
    <style:style style:name="co20" style:family="table-column">
      <style:table-column-properties fo:break-before="auto" style:column-width="2.011cm"/>
    </style:style>
    <style:style style:name="co21" style:family="table-column">
      <style:table-column-properties fo:break-before="auto" style:column-width="2.672cm"/>
    </style:style>
    <style:style style:name="co22" style:family="table-column">
      <style:table-column-properties fo:break-before="auto" style:column-width="6.482cm"/>
    </style:style>
    <style:style style:name="co23" style:family="table-column">
      <style:table-column-properties fo:break-before="auto" style:column-width="3.969cm"/>
    </style:style>
    <style:style style:name="co24" style:family="table-column">
      <style:table-column-properties fo:break-before="auto" style:column-width="4.471cm"/>
    </style:style>
    <style:style style:name="ro4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2.011cm" fo:break-before="auto" style:use-optimal-row-height="false"/>
    </style:style>
    <style:style style:name="ro6" style:family="table-row">
      <style:table-row-properties style:row-height="0.55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0"/>
    <style:style style:name="ce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969696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02cm solid #969696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c0c0c0" style:cell-protect="hidden-and-protected" style:print-content="true" fo:border="0.002cm solid #969696"/>
    </style:style>
    <style:style style:name="ce5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02cm solid #969696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c0c0c0" style:cell-protect="protected" style:print-content="true" fo:border="0.002cm solid #969696"/>
    </style:style>
    <style:style style:name="ce7" style:family="table-cell" style:parent-style-name="Default" style:data-style-name="N0">
      <style:table-cell-properties style:cell-protect="none" style:print-content="true" fo:background-color="transparent" fo:border="0.002cm solid #969696"/>
      <style:map style:condition="is-true-formula([.$S3]&lt;&gt;&quot;&quot;)" style:apply-style-name="cf1" style:base-cell-address="匯入範例.C3"/>
    </style:style>
    <style:style style:name="ce8" style:family="table-cell" style:parent-style-name="Default" style:data-style-name="N0">
      <style:table-cell-properties style:cell-protect="none" style:print-content="true" fo:border="0.002cm solid #969696"/>
    </style:style>
    <style:style style:name="ce9" style:family="table-cell" style:parent-style-name="Default" style:data-style-name="N0">
      <style:table-cell-properties style:cell-protect="none" style:print-content="true" fo:background-color="transparent" fo:border="0.002cm solid #969696"/>
      <style:map style:condition="is-true-formula([.$S3]&lt;&gt;&quot;&quot;)" style:apply-style-name="cf1" style:base-cell-address="匯入範例.C3"/>
    </style:style>
    <style:style style:name="ce10" style:family="table-cell" style:parent-style-name="Default" style:data-style-name="N0">
      <style:table-cell-properties style:cell-protect="none" style:print-content="true" fo:background-color="transparent" fo:border="0.002cm solid #969696"/>
      <style:map style:condition="is-true-formula([.$S3]&lt;&gt;&quot;&quot;)" style:apply-style-name="cf1" style:base-cell-address="匯入範例.C3"/>
    </style:style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0.002cm solid #969696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c0c0c0" style:cell-protect="protected" style:print-content="true" fo:border="0.002cm solid #969696"/>
    </style:style>
    <style:style style:name="ce13" style:family="table-cell" style:parent-style-name="Default" style:data-style-name="N100">
      <style:table-cell-properties style:cell-protect="none" style:print-content="true" fo:background-color="transparent" fo:border="0.002cm solid #969696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969696" style:vertical-align="middle"/>
      <style:paragraph-properties fo:text-align="center"/>
    </style:style>
    <style:style style:name="ce15" style:family="table-cell" style:parent-style-name="Default" style:data-style-name="N118">
      <style:table-cell-properties style:cell-protect="none" style:print-content="true" fo:border="0.002cm solid #969696"/>
    </style:style>
    <style:style style:name="ce16" style:family="table-cell" style:parent-style-name="Default" style:data-style-name="N100">
      <style:table-cell-properties style:cell-protect="none" style:print-content="true" fo:border="0.002cm solid #969696"/>
    </style:style>
    <style:style style:name="ce17" style:family="table-cell" style:parent-style-name="Default" style:data-style-name="N0">
      <style:table-cell-properties style:cell-protect="none" style:print-content="true" fo:background-color="transparent" fo:border="0.002cm solid #969696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style:cell-protect="protected" style:print-content="true"/>
    </style:style>
    <style:style style:name="ce21" style:family="table-cell" style:parent-style-name="Default" style:data-style-name="N0">
      <style:table-cell-properties style:cell-protect="protected" style:print-content="true" fo:background-color="transparent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廠商類型1)" table:allow-empty-cell="true" table:display-list="unsorted" table:base-cell-address="匯入範例.D2">
          <table:help-message table:display="true"/>
          <table:error-message table:message-type="stop" table:display="true"/>
        </table:content-validation>
        <table:content-validation table:name="val2" table:condition="of:cell-content-is-in-list(廠商類型1)" table:allow-empty-cell="true" table:display-list="unsorted" table:base-cell-address="匯入範例.D3">
          <table:help-message table:display="true"/>
          <table:error-message table:message-type="stop" table:display="true"/>
        </table:content-validation>
        <table:content-validation table:name="val3" table:condition="of:cell-content-is-in-list(廠商類型2)" table:allow-empty-cell="true" table:display-list="unsorted" table:base-cell-address="匯入範例.E2">
          <table:help-message table:display="true"/>
          <table:error-message table:message-type="stop" table:display="true"/>
        </table:content-validation>
        <table:content-validation table:name="val4" table:condition="of:cell-content-is-in-list(廠商類型2)" table:allow-empty-cell="true" table:display-list="unsorted" table:base-cell-address="匯入範例.E3">
          <table:help-message table:display="true"/>
          <table:error-message table:message-type="stop" table:display="true"/>
        </table:content-validation>
        <table:content-validation table:name="val5" table:condition="of:cell-content-text-length()=10" table:allow-empty-cell="true" table:base-cell-address="匯入範例.A1">
          <table:help-message table:display="true"/>
          <table:error-message table:message-type="stop" table:title="格式錯誤" table:display="true">
            <text:p>身分證格式錯誤</text:p>
          </table:error-message>
        </table:content-validation>
        <table:content-validation table:name="val6" table:base-cell-address="匯入範例.A1">
          <table:help-message table:display="true"/>
          <table:error-message table:message-type="stop" table:title="格式錯誤" table:display="true">
            <text:p>請輸入yyyy-mm-dd格式日期</text:p>
          </table:error-message>
        </table:content-validation>
        <table:content-validation table:name="val7" table:condition="of:cell-content-text-length()=6" table:allow-empty-cell="true" table:base-cell-address="匯入範例.A1">
          <table:help-message table:display="true"/>
          <table:error-message table:message-type="stop" table:title="執照號碼異常" table:display="true">
            <text:p>請輸入六碼執照號碼</text:p>
          </table:error-message>
        </table:content-validation>
        <table:content-validation table:name="val8" table:condition="of:cell-content-is-in-list(縣市)" table:allow-empty-cell="true" table:display-list="unsorted" table:base-cell-address="匯入範例.N2">
          <table:help-message table:display="true"/>
          <table:error-message table:message-type="stop" table:display="true"/>
        </table:content-validation>
        <table:content-validation table:name="val9" table:condition="of:cell-content-is-in-list(縣市)" table:allow-empty-cell="true" table:display-list="unsorted" table:base-cell-address="匯入範例.N3">
          <table:help-message table:display="true"/>
          <table:error-message table:message-type="stop" table:display="true"/>
        </table:content-validation>
        <table:content-validation table:name="val10" table:condition="of:cell-content-is-in-list(INDIRECT([.N2]))" table:allow-empty-cell="true" table:display-list="unsorted" table:base-cell-address="匯入範例.O2">
          <table:help-message table:display="true"/>
          <table:error-message table:message-type="stop" table:display="true"/>
        </table:content-validation>
        <table:content-validation table:name="val11" table:condition="of:cell-content-is-in-list(INDIRECT([.N3]))" table:allow-empty-cell="true" table:display-list="unsorted" table:base-cell-address="匯入範例.O3">
          <table:help-message table:display="true"/>
          <table:error-message table:message-type="stop" table:display="true"/>
        </table:content-validation>
      </table:content-validations>
      <table:table table:name="匯入範例" table:style-name="ta3" table:protected="true" table:protection-key="m4o6FeFjajAf55e+lPtQ6dtruoE=">
        <table:table-column table:style-name="co7" table:number-columns-repeated="2" table:default-cell-style-name="ce4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default-cell-style-name="ce8"/>
        <table:table-column table:style-name="co12" table:default-cell-style-name="ce15"/>
        <table:table-column table:style-name="co19" table:default-cell-style-name="ce16"/>
        <table:table-column table:style-name="co20" table:default-cell-style-name="ce16"/>
        <table:table-column table:style-name="co19" table:number-columns-repeated="3" table:default-cell-style-name="ce16"/>
        <table:table-column table:style-name="co21" table:default-cell-style-name="ce8"/>
        <table:table-column table:style-name="co19" table:default-cell-style-name="ce8"/>
        <table:table-column table:style-name="co22" table:default-cell-style-name="ce8"/>
        <table:table-column table:style-name="co19" table:default-cell-style-name="ce8"/>
        <table:table-column table:style-name="co23" table:default-cell-style-name="ce8"/>
        <table:table-column table:style-name="co24" table:default-cell-style-name="ce19"/>
        <table:table-column table:style-name="co13" table:number-columns-repeated="1005" table:default-cell-style-name="ce19"/>
        <table:table-row table:style-name="ro5">
          <table:table-cell table:style-name="ce2" office:value-type="string">
            <text:p>門市代號</text:p>
            <text:p>※不需填寫</text:p>
          </table:table-cell>
          <table:table-cell table:style-name="ce2" office:value-type="string">
            <text:p>廠商編號</text:p>
            <text:p>※不需填寫</text:p>
          </table:table-cell>
          <table:table-cell table:style-name="ce5" office:value-type="string">
            <text:p>廠商名稱</text:p>
            <text:p>※必填</text:p>
          </table:table-cell>
          <table:table-cell table:style-name="ce5" office:value-type="string">
            <text:p>廠商類型1</text:p>
            <text:p>※必填</text:p>
          </table:table-cell>
          <table:table-cell table:style-name="ce5" office:value-type="string">
            <text:p>廠商類型2</text:p>
            <text:p>※必填</text:p>
          </table:table-cell>
          <table:table-cell table:style-name="ce11" office:value-type="string">
            <text:p>負責人</text:p>
          </table:table-cell>
          <table:table-cell table:style-name="ce14" office:value-type="string">
            <text:p>統一編號</text:p>
          </table:table-cell>
          <table:table-cell table:style-name="ce11" table:content-validation-name="val6" office:value-type="string">
            <text:p>販賣業執照號碼</text:p>
          </table:table-cell>
          <table:table-cell table:style-name="ce11" office:value-type="string">
            <text:p>聯絡電話</text:p>
          </table:table-cell>
          <table:table-cell table:style-name="ce11" office:value-type="string">
            <text:p>分機號碼</text:p>
          </table:table-cell>
          <table:table-cell table:style-name="ce14" office:value-type="string">
            <text:p>聯絡人姓名</text:p>
          </table:table-cell>
          <table:table-cell table:style-name="ce14" office:value-type="string">
            <text:p>聯絡人職稱</text:p>
          </table:table-cell>
          <table:table-cell table:style-name="ce11" office:value-type="string">
            <text:p>行動電話</text:p>
          </table:table-cell>
          <table:table-cell table:style-name="ce2" office:value-type="string">
            <text:p>地址(縣市)</text:p>
            <text:p>請下拉選擇</text:p>
          </table:table-cell>
          <table:table-cell table:style-name="ce2" office:value-type="string">
            <text:p>地址(鄉鎮區)</text:p>
            <text:p>請先選擇縣市</text:p>
          </table:table-cell>
          <table:table-cell table:style-name="ce2" office:value-type="string">
            <text:p>地址(詳細路名門牌樓數)</text:p>
          </table:table-cell>
          <table:table-cell table:style-name="ce14" office:value-type="string">
            <text:p>傳真機號</text:p>
          </table:table-cell>
          <table:table-cell table:style-name="ce14" office:value-type="string">
            <text:p>電子信箱</text:p>
          </table:table-cell>
          <table:table-cell table:style-name="ce18" table:number-columns-repeated="1006"/>
        </table:table-row>
        <table:table-row table:style-name="ro4">
          <table:table-cell table:style-name="ce3" office:value-type="string" table:number-columns-spanned="2" table:number-rows-spanned="1">
            <text:p>填寫範例</text:p>
          </table:table-cell>
          <table:covered-table-cell/>
          <table:table-cell table:style-name="ce6" office:value-type="string">
            <text:p>金好康農藥行</text:p>
          </table:table-cell>
          <table:table-cell table:style-name="ce6" table:content-validation-name="val1" office:value-type="string">
            <text:p>0：本地廠商</text:p>
          </table:table-cell>
          <table:table-cell table:style-name="ce6" table:content-validation-name="val3" office:value-type="string">
            <text:p>2：出貨</text:p>
          </table:table-cell>
          <table:table-cell table:style-name="ce12" office:value-type="string">
            <text:p>金大吉</text:p>
          </table:table-cell>
          <table:table-cell table:style-name="ce12" office:value-type="string">
            <text:p>17891333</text:p>
          </table:table-cell>
          <table:table-cell table:style-name="ce12" table:content-validation-name="val7" office:value-type="string">
            <text:p>V90001</text:p>
          </table:table-cell>
          <table:table-cell table:style-name="ce12" office:value-type="string">
            <text:p>0212349876</text:p>
          </table:table-cell>
          <table:table-cell table:style-name="ce12" office:value-type="string">
            <text:p>2212</text:p>
          </table:table-cell>
          <table:table-cell table:style-name="ce6" office:value-type="string">
            <text:p>陳小刀</text:p>
          </table:table-cell>
          <table:table-cell table:style-name="ce6" office:value-type="string">
            <text:p>業務代表</text:p>
          </table:table-cell>
          <table:table-cell table:style-name="ce12" office:value-type="string">
            <text:p>0912555888</text:p>
          </table:table-cell>
          <table:table-cell table:style-name="ce6" table:content-validation-name="val8" office:value-type="string">
            <text:p>臺北市</text:p>
          </table:table-cell>
          <table:table-cell table:style-name="ce6" table:content-validation-name="val10" office:value-type="string">
            <text:p>中正區 100</text:p>
          </table:table-cell>
          <table:table-cell table:style-name="ce6" office:value-type="string">
            <text:p>台元一街8號5樓</text:p>
          </table:table-cell>
          <table:table-cell table:style-name="ce12" office:value-type="string">
            <text:p>0227779989</text:p>
          </table:table-cell>
          <table:table-cell table:style-name="ce6" office:value-type="string">
            <text:p>pest@hyweb.com.tw</text:p>
          </table:table-cell>
          <table:table-cell table:formula="of:=IF(COUNTA([.A2:.R2]);IF(OR([.C2]=&quot;&quot;;[.D2]=&quot;&quot;;[.E2]=&quot;&quot;);&quot;必填欄位必須填寫&quot;;&quot;&quot;);&quot;&quot;)">
            <text:p/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7" office:value-type="string">
            <text:p>qeeqe</text:p>
          </table:table-cell>
          <table:table-cell table:style-name="ce9" table:content-validation-name="val2" office:value-type="string">
            <text:p>1：進口廠商</text:p>
          </table:table-cell>
          <table:table-cell table:style-name="ce10" table:content-validation-name="val4" office:value-type="string">
            <text:p>3：進出貨</text:p>
          </table:table-cell>
          <table:table-cell table:style-name="ce13" office:value-type="string">
            <text:p>weqeq</text:p>
          </table:table-cell>
          <table:table-cell table:style-name="ce13" office:value-type="string">
            <text:p>16541333</text:p>
          </table:table-cell>
          <table:table-cell table:style-name="ce13" table:content-validation-name="val7" office:value-type="string">
            <text:p>V90001</text:p>
          </table:table-cell>
          <table:table-cell table:style-name="ce13" table:number-columns-repeated="5"/>
          <table:table-cell table:style-name="ce17" table:content-validation-name="val9" office:value-type="string">
            <text:p>桃園市</text:p>
          </table:table-cell>
          <table:table-cell table:style-name="ce17" table:content-validation-name="val11" office:value-type="string">
            <text:p>新屋區 327</text:p>
          </table:table-cell>
          <table:table-cell table:style-name="ce17" office:value-type="string">
            <text:p>火車站</text:p>
          </table:table-cell>
          <table:table-cell table:style-name="ce17" table:number-columns-repeated="2"/>
          <table:table-cell table:formula="of:=IF(COUNTA([.A3:.R3]);IF(OR([.C3]=&quot;&quot;;[.D3]=&quot;&quot;;[.E3]=&quot;&quot;);&quot;必填欄位必須填寫&quot;;&quot;&quot;);&quot;&quot;)">
            <text:p/>
          </table:table-cell>
          <table:table-cell table:style-name="ce21"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:.R4]);IF(OR([.C4]=&quot;&quot;;[.D4]=&quot;&quot;;[.E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:.R5]);IF(OR([.C5]=&quot;&quot;;[.D5]=&quot;&quot;;[.E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:.R6]);IF(OR([.C6]=&quot;&quot;;[.D6]=&quot;&quot;;[.E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:.R7]);IF(OR([.C7]=&quot;&quot;;[.D7]=&quot;&quot;;[.E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:.R8]);IF(OR([.C8]=&quot;&quot;;[.D8]=&quot;&quot;;[.E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:.R9]);IF(OR([.C9]=&quot;&quot;;[.D9]=&quot;&quot;;[.E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:.R10]);IF(OR([.C10]=&quot;&quot;;[.D10]=&quot;&quot;;[.E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:.R11]);IF(OR([.C11]=&quot;&quot;;[.D11]=&quot;&quot;;[.E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:.R12]);IF(OR([.C12]=&quot;&quot;;[.D12]=&quot;&quot;;[.E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:.R13]);IF(OR([.C13]=&quot;&quot;;[.D13]=&quot;&quot;;[.E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:.R14]);IF(OR([.C14]=&quot;&quot;;[.D14]=&quot;&quot;;[.E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:.R15]);IF(OR([.C15]=&quot;&quot;;[.D15]=&quot;&quot;;[.E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:.R16]);IF(OR([.C16]=&quot;&quot;;[.D16]=&quot;&quot;;[.E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:.R17]);IF(OR([.C17]=&quot;&quot;;[.D17]=&quot;&quot;;[.E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:.R18]);IF(OR([.C18]=&quot;&quot;;[.D18]=&quot;&quot;;[.E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:.R19]);IF(OR([.C19]=&quot;&quot;;[.D19]=&quot;&quot;;[.E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:.R20]);IF(OR([.C20]=&quot;&quot;;[.D20]=&quot;&quot;;[.E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:.R21]);IF(OR([.C21]=&quot;&quot;;[.D21]=&quot;&quot;;[.E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:.R22]);IF(OR([.C22]=&quot;&quot;;[.D22]=&quot;&quot;;[.E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:.R23]);IF(OR([.C23]=&quot;&quot;;[.D23]=&quot;&quot;;[.E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:.R24]);IF(OR([.C24]=&quot;&quot;;[.D24]=&quot;&quot;;[.E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:.R25]);IF(OR([.C25]=&quot;&quot;;[.D25]=&quot;&quot;;[.E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:.R26]);IF(OR([.C26]=&quot;&quot;;[.D26]=&quot;&quot;;[.E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:.R27]);IF(OR([.C27]=&quot;&quot;;[.D27]=&quot;&quot;;[.E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:.R28]);IF(OR([.C28]=&quot;&quot;;[.D28]=&quot;&quot;;[.E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:.R29]);IF(OR([.C29]=&quot;&quot;;[.D29]=&quot;&quot;;[.E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:.R30]);IF(OR([.C30]=&quot;&quot;;[.D30]=&quot;&quot;;[.E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:.R31]);IF(OR([.C31]=&quot;&quot;;[.D31]=&quot;&quot;;[.E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:.R32]);IF(OR([.C32]=&quot;&quot;;[.D32]=&quot;&quot;;[.E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:.R33]);IF(OR([.C33]=&quot;&quot;;[.D33]=&quot;&quot;;[.E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:.R34]);IF(OR([.C34]=&quot;&quot;;[.D34]=&quot;&quot;;[.E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:.R35]);IF(OR([.C35]=&quot;&quot;;[.D35]=&quot;&quot;;[.E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Default"/>
          <table:table-cell table:style-name="ce17" table:number-columns-repeated="2"/>
          <table:table-cell table:formula="of:=IF(COUNTA([.A36:.R36]);IF(OR([.C36]=&quot;&quot;;[.D36]=&quot;&quot;;[.E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:.R37]);IF(OR([.C37]=&quot;&quot;;[.D37]=&quot;&quot;;[.E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:.R38]);IF(OR([.C38]=&quot;&quot;;[.D38]=&quot;&quot;;[.E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:.R39]);IF(OR([.C39]=&quot;&quot;;[.D39]=&quot;&quot;;[.E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:.R40]);IF(OR([.C40]=&quot;&quot;;[.D40]=&quot;&quot;;[.E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:.R41]);IF(OR([.C41]=&quot;&quot;;[.D41]=&quot;&quot;;[.E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:.R42]);IF(OR([.C42]=&quot;&quot;;[.D42]=&quot;&quot;;[.E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:.R43]);IF(OR([.C43]=&quot;&quot;;[.D43]=&quot;&quot;;[.E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:.R44]);IF(OR([.C44]=&quot;&quot;;[.D44]=&quot;&quot;;[.E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:.R45]);IF(OR([.C45]=&quot;&quot;;[.D45]=&quot;&quot;;[.E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:.R46]);IF(OR([.C46]=&quot;&quot;;[.D46]=&quot;&quot;;[.E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:.R47]);IF(OR([.C47]=&quot;&quot;;[.D47]=&quot;&quot;;[.E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:.R48]);IF(OR([.C48]=&quot;&quot;;[.D48]=&quot;&quot;;[.E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:.R49]);IF(OR([.C49]=&quot;&quot;;[.D49]=&quot;&quot;;[.E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:.R50]);IF(OR([.C50]=&quot;&quot;;[.D50]=&quot;&quot;;[.E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:.R51]);IF(OR([.C51]=&quot;&quot;;[.D51]=&quot;&quot;;[.E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:.R52]);IF(OR([.C52]=&quot;&quot;;[.D52]=&quot;&quot;;[.E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:.R53]);IF(OR([.C53]=&quot;&quot;;[.D53]=&quot;&quot;;[.E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:.R54]);IF(OR([.C54]=&quot;&quot;;[.D54]=&quot;&quot;;[.E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:.R55]);IF(OR([.C55]=&quot;&quot;;[.D55]=&quot;&quot;;[.E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:.R56]);IF(OR([.C56]=&quot;&quot;;[.D56]=&quot;&quot;;[.E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:.R57]);IF(OR([.C57]=&quot;&quot;;[.D57]=&quot;&quot;;[.E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:.R58]);IF(OR([.C58]=&quot;&quot;;[.D58]=&quot;&quot;;[.E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:.R59]);IF(OR([.C59]=&quot;&quot;;[.D59]=&quot;&quot;;[.E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:.R60]);IF(OR([.C60]=&quot;&quot;;[.D60]=&quot;&quot;;[.E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:.R61]);IF(OR([.C61]=&quot;&quot;;[.D61]=&quot;&quot;;[.E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:.R62]);IF(OR([.C62]=&quot;&quot;;[.D62]=&quot;&quot;;[.E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:.R63]);IF(OR([.C63]=&quot;&quot;;[.D63]=&quot;&quot;;[.E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:.R64]);IF(OR([.C64]=&quot;&quot;;[.D64]=&quot;&quot;;[.E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:.R65]);IF(OR([.C65]=&quot;&quot;;[.D65]=&quot;&quot;;[.E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:.R66]);IF(OR([.C66]=&quot;&quot;;[.D66]=&quot;&quot;;[.E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:.R67]);IF(OR([.C67]=&quot;&quot;;[.D67]=&quot;&quot;;[.E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:.R68]);IF(OR([.C68]=&quot;&quot;;[.D68]=&quot;&quot;;[.E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:.R69]);IF(OR([.C69]=&quot;&quot;;[.D69]=&quot;&quot;;[.E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:.R70]);IF(OR([.C70]=&quot;&quot;;[.D70]=&quot;&quot;;[.E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:.R71]);IF(OR([.C71]=&quot;&quot;;[.D71]=&quot;&quot;;[.E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:.R72]);IF(OR([.C72]=&quot;&quot;;[.D72]=&quot;&quot;;[.E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:.R73]);IF(OR([.C73]=&quot;&quot;;[.D73]=&quot;&quot;;[.E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:.R74]);IF(OR([.C74]=&quot;&quot;;[.D74]=&quot;&quot;;[.E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:.R75]);IF(OR([.C75]=&quot;&quot;;[.D75]=&quot;&quot;;[.E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:.R76]);IF(OR([.C76]=&quot;&quot;;[.D76]=&quot;&quot;;[.E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:.R77]);IF(OR([.C77]=&quot;&quot;;[.D77]=&quot;&quot;;[.E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:.R78]);IF(OR([.C78]=&quot;&quot;;[.D78]=&quot;&quot;;[.E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:.R79]);IF(OR([.C79]=&quot;&quot;;[.D79]=&quot;&quot;;[.E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:.R80]);IF(OR([.C80]=&quot;&quot;;[.D80]=&quot;&quot;;[.E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:.R81]);IF(OR([.C81]=&quot;&quot;;[.D81]=&quot;&quot;;[.E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:.R82]);IF(OR([.C82]=&quot;&quot;;[.D82]=&quot;&quot;;[.E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:.R83]);IF(OR([.C83]=&quot;&quot;;[.D83]=&quot;&quot;;[.E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:.R84]);IF(OR([.C84]=&quot;&quot;;[.D84]=&quot;&quot;;[.E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:.R85]);IF(OR([.C85]=&quot;&quot;;[.D85]=&quot;&quot;;[.E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:.R86]);IF(OR([.C86]=&quot;&quot;;[.D86]=&quot;&quot;;[.E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:.R87]);IF(OR([.C87]=&quot;&quot;;[.D87]=&quot;&quot;;[.E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:.R88]);IF(OR([.C88]=&quot;&quot;;[.D88]=&quot;&quot;;[.E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:.R89]);IF(OR([.C89]=&quot;&quot;;[.D89]=&quot;&quot;;[.E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:.R90]);IF(OR([.C90]=&quot;&quot;;[.D90]=&quot;&quot;;[.E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:.R91]);IF(OR([.C91]=&quot;&quot;;[.D91]=&quot;&quot;;[.E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:.R92]);IF(OR([.C92]=&quot;&quot;;[.D92]=&quot;&quot;;[.E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:.R93]);IF(OR([.C93]=&quot;&quot;;[.D93]=&quot;&quot;;[.E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:.R94]);IF(OR([.C94]=&quot;&quot;;[.D94]=&quot;&quot;;[.E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:.R95]);IF(OR([.C95]=&quot;&quot;;[.D95]=&quot;&quot;;[.E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:.R96]);IF(OR([.C96]=&quot;&quot;;[.D96]=&quot;&quot;;[.E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:.R97]);IF(OR([.C97]=&quot;&quot;;[.D97]=&quot;&quot;;[.E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:.R98]);IF(OR([.C98]=&quot;&quot;;[.D98]=&quot;&quot;;[.E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:.R99]);IF(OR([.C99]=&quot;&quot;;[.D99]=&quot;&quot;;[.E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0:.R100]);IF(OR([.C100]=&quot;&quot;;[.D100]=&quot;&quot;;[.E10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1:.R101]);IF(OR([.C101]=&quot;&quot;;[.D101]=&quot;&quot;;[.E10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2:.R102]);IF(OR([.C102]=&quot;&quot;;[.D102]=&quot;&quot;;[.E10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3:.R103]);IF(OR([.C103]=&quot;&quot;;[.D103]=&quot;&quot;;[.E10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4:.R104]);IF(OR([.C104]=&quot;&quot;;[.D104]=&quot;&quot;;[.E10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5:.R105]);IF(OR([.C105]=&quot;&quot;;[.D105]=&quot;&quot;;[.E10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6:.R106]);IF(OR([.C106]=&quot;&quot;;[.D106]=&quot;&quot;;[.E10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7:.R107]);IF(OR([.C107]=&quot;&quot;;[.D107]=&quot;&quot;;[.E10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8:.R108]);IF(OR([.C108]=&quot;&quot;;[.D108]=&quot;&quot;;[.E10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9:.R109]);IF(OR([.C109]=&quot;&quot;;[.D109]=&quot;&quot;;[.E10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0:.R110]);IF(OR([.C110]=&quot;&quot;;[.D110]=&quot;&quot;;[.E1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1:.R111]);IF(OR([.C111]=&quot;&quot;;[.D111]=&quot;&quot;;[.E1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2:.R112]);IF(OR([.C112]=&quot;&quot;;[.D112]=&quot;&quot;;[.E1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3:.R113]);IF(OR([.C113]=&quot;&quot;;[.D113]=&quot;&quot;;[.E1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4:.R114]);IF(OR([.C114]=&quot;&quot;;[.D114]=&quot;&quot;;[.E1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5:.R115]);IF(OR([.C115]=&quot;&quot;;[.D115]=&quot;&quot;;[.E1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6:.R116]);IF(OR([.C116]=&quot;&quot;;[.D116]=&quot;&quot;;[.E1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7:.R117]);IF(OR([.C117]=&quot;&quot;;[.D117]=&quot;&quot;;[.E1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8:.R118]);IF(OR([.C118]=&quot;&quot;;[.D118]=&quot;&quot;;[.E1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19:.R119]);IF(OR([.C119]=&quot;&quot;;[.D119]=&quot;&quot;;[.E1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0:.R120]);IF(OR([.C120]=&quot;&quot;;[.D120]=&quot;&quot;;[.E1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1:.R121]);IF(OR([.C121]=&quot;&quot;;[.D121]=&quot;&quot;;[.E1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2:.R122]);IF(OR([.C122]=&quot;&quot;;[.D122]=&quot;&quot;;[.E1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3:.R123]);IF(OR([.C123]=&quot;&quot;;[.D123]=&quot;&quot;;[.E1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4:.R124]);IF(OR([.C124]=&quot;&quot;;[.D124]=&quot;&quot;;[.E1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5:.R125]);IF(OR([.C125]=&quot;&quot;;[.D125]=&quot;&quot;;[.E1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6:.R126]);IF(OR([.C126]=&quot;&quot;;[.D126]=&quot;&quot;;[.E1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7:.R127]);IF(OR([.C127]=&quot;&quot;;[.D127]=&quot;&quot;;[.E1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8:.R128]);IF(OR([.C128]=&quot;&quot;;[.D128]=&quot;&quot;;[.E1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29:.R129]);IF(OR([.C129]=&quot;&quot;;[.D129]=&quot;&quot;;[.E1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0:.R130]);IF(OR([.C130]=&quot;&quot;;[.D130]=&quot;&quot;;[.E1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1:.R131]);IF(OR([.C131]=&quot;&quot;;[.D131]=&quot;&quot;;[.E1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2:.R132]);IF(OR([.C132]=&quot;&quot;;[.D132]=&quot;&quot;;[.E1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3:.R133]);IF(OR([.C133]=&quot;&quot;;[.D133]=&quot;&quot;;[.E1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4:.R134]);IF(OR([.C134]=&quot;&quot;;[.D134]=&quot;&quot;;[.E1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5:.R135]);IF(OR([.C135]=&quot;&quot;;[.D135]=&quot;&quot;;[.E1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6:.R136]);IF(OR([.C136]=&quot;&quot;;[.D136]=&quot;&quot;;[.E1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7:.R137]);IF(OR([.C137]=&quot;&quot;;[.D137]=&quot;&quot;;[.E1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8:.R138]);IF(OR([.C138]=&quot;&quot;;[.D138]=&quot;&quot;;[.E1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39:.R139]);IF(OR([.C139]=&quot;&quot;;[.D139]=&quot;&quot;;[.E1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0:.R140]);IF(OR([.C140]=&quot;&quot;;[.D140]=&quot;&quot;;[.E1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1:.R141]);IF(OR([.C141]=&quot;&quot;;[.D141]=&quot;&quot;;[.E1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2:.R142]);IF(OR([.C142]=&quot;&quot;;[.D142]=&quot;&quot;;[.E1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3:.R143]);IF(OR([.C143]=&quot;&quot;;[.D143]=&quot;&quot;;[.E1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4:.R144]);IF(OR([.C144]=&quot;&quot;;[.D144]=&quot;&quot;;[.E1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5:.R145]);IF(OR([.C145]=&quot;&quot;;[.D145]=&quot;&quot;;[.E1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6:.R146]);IF(OR([.C146]=&quot;&quot;;[.D146]=&quot;&quot;;[.E1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7:.R147]);IF(OR([.C147]=&quot;&quot;;[.D147]=&quot;&quot;;[.E1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8:.R148]);IF(OR([.C148]=&quot;&quot;;[.D148]=&quot;&quot;;[.E1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49:.R149]);IF(OR([.C149]=&quot;&quot;;[.D149]=&quot;&quot;;[.E1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0:.R150]);IF(OR([.C150]=&quot;&quot;;[.D150]=&quot;&quot;;[.E1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1:.R151]);IF(OR([.C151]=&quot;&quot;;[.D151]=&quot;&quot;;[.E1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2:.R152]);IF(OR([.C152]=&quot;&quot;;[.D152]=&quot;&quot;;[.E1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3:.R153]);IF(OR([.C153]=&quot;&quot;;[.D153]=&quot;&quot;;[.E1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4:.R154]);IF(OR([.C154]=&quot;&quot;;[.D154]=&quot;&quot;;[.E1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5:.R155]);IF(OR([.C155]=&quot;&quot;;[.D155]=&quot;&quot;;[.E1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6:.R156]);IF(OR([.C156]=&quot;&quot;;[.D156]=&quot;&quot;;[.E1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7:.R157]);IF(OR([.C157]=&quot;&quot;;[.D157]=&quot;&quot;;[.E1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8:.R158]);IF(OR([.C158]=&quot;&quot;;[.D158]=&quot;&quot;;[.E1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59:.R159]);IF(OR([.C159]=&quot;&quot;;[.D159]=&quot;&quot;;[.E1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0:.R160]);IF(OR([.C160]=&quot;&quot;;[.D160]=&quot;&quot;;[.E1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1:.R161]);IF(OR([.C161]=&quot;&quot;;[.D161]=&quot;&quot;;[.E1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2:.R162]);IF(OR([.C162]=&quot;&quot;;[.D162]=&quot;&quot;;[.E1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3:.R163]);IF(OR([.C163]=&quot;&quot;;[.D163]=&quot;&quot;;[.E1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4:.R164]);IF(OR([.C164]=&quot;&quot;;[.D164]=&quot;&quot;;[.E1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5:.R165]);IF(OR([.C165]=&quot;&quot;;[.D165]=&quot;&quot;;[.E1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6:.R166]);IF(OR([.C166]=&quot;&quot;;[.D166]=&quot;&quot;;[.E1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7:.R167]);IF(OR([.C167]=&quot;&quot;;[.D167]=&quot;&quot;;[.E1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8:.R168]);IF(OR([.C168]=&quot;&quot;;[.D168]=&quot;&quot;;[.E1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69:.R169]);IF(OR([.C169]=&quot;&quot;;[.D169]=&quot;&quot;;[.E1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0:.R170]);IF(OR([.C170]=&quot;&quot;;[.D170]=&quot;&quot;;[.E1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1:.R171]);IF(OR([.C171]=&quot;&quot;;[.D171]=&quot;&quot;;[.E1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2:.R172]);IF(OR([.C172]=&quot;&quot;;[.D172]=&quot;&quot;;[.E1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3:.R173]);IF(OR([.C173]=&quot;&quot;;[.D173]=&quot;&quot;;[.E1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4:.R174]);IF(OR([.C174]=&quot;&quot;;[.D174]=&quot;&quot;;[.E1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5:.R175]);IF(OR([.C175]=&quot;&quot;;[.D175]=&quot;&quot;;[.E1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6:.R176]);IF(OR([.C176]=&quot;&quot;;[.D176]=&quot;&quot;;[.E1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7:.R177]);IF(OR([.C177]=&quot;&quot;;[.D177]=&quot;&quot;;[.E1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8:.R178]);IF(OR([.C178]=&quot;&quot;;[.D178]=&quot;&quot;;[.E1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79:.R179]);IF(OR([.C179]=&quot;&quot;;[.D179]=&quot;&quot;;[.E1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0:.R180]);IF(OR([.C180]=&quot;&quot;;[.D180]=&quot;&quot;;[.E1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1:.R181]);IF(OR([.C181]=&quot;&quot;;[.D181]=&quot;&quot;;[.E1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2:.R182]);IF(OR([.C182]=&quot;&quot;;[.D182]=&quot;&quot;;[.E1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3:.R183]);IF(OR([.C183]=&quot;&quot;;[.D183]=&quot;&quot;;[.E1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4:.R184]);IF(OR([.C184]=&quot;&quot;;[.D184]=&quot;&quot;;[.E1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5:.R185]);IF(OR([.C185]=&quot;&quot;;[.D185]=&quot;&quot;;[.E1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6:.R186]);IF(OR([.C186]=&quot;&quot;;[.D186]=&quot;&quot;;[.E1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7:.R187]);IF(OR([.C187]=&quot;&quot;;[.D187]=&quot;&quot;;[.E1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8:.R188]);IF(OR([.C188]=&quot;&quot;;[.D188]=&quot;&quot;;[.E1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89:.R189]);IF(OR([.C189]=&quot;&quot;;[.D189]=&quot;&quot;;[.E1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0:.R190]);IF(OR([.C190]=&quot;&quot;;[.D190]=&quot;&quot;;[.E1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1:.R191]);IF(OR([.C191]=&quot;&quot;;[.D191]=&quot;&quot;;[.E1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2:.R192]);IF(OR([.C192]=&quot;&quot;;[.D192]=&quot;&quot;;[.E1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3:.R193]);IF(OR([.C193]=&quot;&quot;;[.D193]=&quot;&quot;;[.E1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4:.R194]);IF(OR([.C194]=&quot;&quot;;[.D194]=&quot;&quot;;[.E1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5:.R195]);IF(OR([.C195]=&quot;&quot;;[.D195]=&quot;&quot;;[.E1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6:.R196]);IF(OR([.C196]=&quot;&quot;;[.D196]=&quot;&quot;;[.E1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7:.R197]);IF(OR([.C197]=&quot;&quot;;[.D197]=&quot;&quot;;[.E1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8:.R198]);IF(OR([.C198]=&quot;&quot;;[.D198]=&quot;&quot;;[.E1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99:.R199]);IF(OR([.C199]=&quot;&quot;;[.D199]=&quot;&quot;;[.E1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0:.R200]);IF(OR([.C200]=&quot;&quot;;[.D200]=&quot;&quot;;[.E20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1:.R201]);IF(OR([.C201]=&quot;&quot;;[.D201]=&quot;&quot;;[.E20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2:.R202]);IF(OR([.C202]=&quot;&quot;;[.D202]=&quot;&quot;;[.E20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3:.R203]);IF(OR([.C203]=&quot;&quot;;[.D203]=&quot;&quot;;[.E20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4:.R204]);IF(OR([.C204]=&quot;&quot;;[.D204]=&quot;&quot;;[.E20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5:.R205]);IF(OR([.C205]=&quot;&quot;;[.D205]=&quot;&quot;;[.E20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6:.R206]);IF(OR([.C206]=&quot;&quot;;[.D206]=&quot;&quot;;[.E20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7:.R207]);IF(OR([.C207]=&quot;&quot;;[.D207]=&quot;&quot;;[.E20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8:.R208]);IF(OR([.C208]=&quot;&quot;;[.D208]=&quot;&quot;;[.E20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09:.R209]);IF(OR([.C209]=&quot;&quot;;[.D209]=&quot;&quot;;[.E20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0:.R210]);IF(OR([.C210]=&quot;&quot;;[.D210]=&quot;&quot;;[.E2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1:.R211]);IF(OR([.C211]=&quot;&quot;;[.D211]=&quot;&quot;;[.E2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2:.R212]);IF(OR([.C212]=&quot;&quot;;[.D212]=&quot;&quot;;[.E2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3:.R213]);IF(OR([.C213]=&quot;&quot;;[.D213]=&quot;&quot;;[.E2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4:.R214]);IF(OR([.C214]=&quot;&quot;;[.D214]=&quot;&quot;;[.E2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5:.R215]);IF(OR([.C215]=&quot;&quot;;[.D215]=&quot;&quot;;[.E2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6:.R216]);IF(OR([.C216]=&quot;&quot;;[.D216]=&quot;&quot;;[.E2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7:.R217]);IF(OR([.C217]=&quot;&quot;;[.D217]=&quot;&quot;;[.E2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8:.R218]);IF(OR([.C218]=&quot;&quot;;[.D218]=&quot;&quot;;[.E2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19:.R219]);IF(OR([.C219]=&quot;&quot;;[.D219]=&quot;&quot;;[.E2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0:.R220]);IF(OR([.C220]=&quot;&quot;;[.D220]=&quot;&quot;;[.E2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1:.R221]);IF(OR([.C221]=&quot;&quot;;[.D221]=&quot;&quot;;[.E2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2:.R222]);IF(OR([.C222]=&quot;&quot;;[.D222]=&quot;&quot;;[.E2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3:.R223]);IF(OR([.C223]=&quot;&quot;;[.D223]=&quot;&quot;;[.E2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4:.R224]);IF(OR([.C224]=&quot;&quot;;[.D224]=&quot;&quot;;[.E2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5:.R225]);IF(OR([.C225]=&quot;&quot;;[.D225]=&quot;&quot;;[.E2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6:.R226]);IF(OR([.C226]=&quot;&quot;;[.D226]=&quot;&quot;;[.E2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7:.R227]);IF(OR([.C227]=&quot;&quot;;[.D227]=&quot;&quot;;[.E2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8:.R228]);IF(OR([.C228]=&quot;&quot;;[.D228]=&quot;&quot;;[.E2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29:.R229]);IF(OR([.C229]=&quot;&quot;;[.D229]=&quot;&quot;;[.E2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0:.R230]);IF(OR([.C230]=&quot;&quot;;[.D230]=&quot;&quot;;[.E2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1:.R231]);IF(OR([.C231]=&quot;&quot;;[.D231]=&quot;&quot;;[.E2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2:.R232]);IF(OR([.C232]=&quot;&quot;;[.D232]=&quot;&quot;;[.E2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3:.R233]);IF(OR([.C233]=&quot;&quot;;[.D233]=&quot;&quot;;[.E2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4:.R234]);IF(OR([.C234]=&quot;&quot;;[.D234]=&quot;&quot;;[.E2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5:.R235]);IF(OR([.C235]=&quot;&quot;;[.D235]=&quot;&quot;;[.E2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6:.R236]);IF(OR([.C236]=&quot;&quot;;[.D236]=&quot;&quot;;[.E2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7:.R237]);IF(OR([.C237]=&quot;&quot;;[.D237]=&quot;&quot;;[.E2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8:.R238]);IF(OR([.C238]=&quot;&quot;;[.D238]=&quot;&quot;;[.E2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39:.R239]);IF(OR([.C239]=&quot;&quot;;[.D239]=&quot;&quot;;[.E2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0:.R240]);IF(OR([.C240]=&quot;&quot;;[.D240]=&quot;&quot;;[.E2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1:.R241]);IF(OR([.C241]=&quot;&quot;;[.D241]=&quot;&quot;;[.E2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2:.R242]);IF(OR([.C242]=&quot;&quot;;[.D242]=&quot;&quot;;[.E2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3:.R243]);IF(OR([.C243]=&quot;&quot;;[.D243]=&quot;&quot;;[.E2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4:.R244]);IF(OR([.C244]=&quot;&quot;;[.D244]=&quot;&quot;;[.E2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5:.R245]);IF(OR([.C245]=&quot;&quot;;[.D245]=&quot;&quot;;[.E2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6:.R246]);IF(OR([.C246]=&quot;&quot;;[.D246]=&quot;&quot;;[.E2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7:.R247]);IF(OR([.C247]=&quot;&quot;;[.D247]=&quot;&quot;;[.E2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8:.R248]);IF(OR([.C248]=&quot;&quot;;[.D248]=&quot;&quot;;[.E2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49:.R249]);IF(OR([.C249]=&quot;&quot;;[.D249]=&quot;&quot;;[.E2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0:.R250]);IF(OR([.C250]=&quot;&quot;;[.D250]=&quot;&quot;;[.E2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1:.R251]);IF(OR([.C251]=&quot;&quot;;[.D251]=&quot;&quot;;[.E2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2:.R252]);IF(OR([.C252]=&quot;&quot;;[.D252]=&quot;&quot;;[.E2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3:.R253]);IF(OR([.C253]=&quot;&quot;;[.D253]=&quot;&quot;;[.E2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4:.R254]);IF(OR([.C254]=&quot;&quot;;[.D254]=&quot;&quot;;[.E2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5:.R255]);IF(OR([.C255]=&quot;&quot;;[.D255]=&quot;&quot;;[.E2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6:.R256]);IF(OR([.C256]=&quot;&quot;;[.D256]=&quot;&quot;;[.E2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7:.R257]);IF(OR([.C257]=&quot;&quot;;[.D257]=&quot;&quot;;[.E2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8:.R258]);IF(OR([.C258]=&quot;&quot;;[.D258]=&quot;&quot;;[.E2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59:.R259]);IF(OR([.C259]=&quot;&quot;;[.D259]=&quot;&quot;;[.E2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0:.R260]);IF(OR([.C260]=&quot;&quot;;[.D260]=&quot;&quot;;[.E2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1:.R261]);IF(OR([.C261]=&quot;&quot;;[.D261]=&quot;&quot;;[.E2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2:.R262]);IF(OR([.C262]=&quot;&quot;;[.D262]=&quot;&quot;;[.E2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3:.R263]);IF(OR([.C263]=&quot;&quot;;[.D263]=&quot;&quot;;[.E2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4:.R264]);IF(OR([.C264]=&quot;&quot;;[.D264]=&quot;&quot;;[.E2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5:.R265]);IF(OR([.C265]=&quot;&quot;;[.D265]=&quot;&quot;;[.E2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6:.R266]);IF(OR([.C266]=&quot;&quot;;[.D266]=&quot;&quot;;[.E2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7:.R267]);IF(OR([.C267]=&quot;&quot;;[.D267]=&quot;&quot;;[.E2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8:.R268]);IF(OR([.C268]=&quot;&quot;;[.D268]=&quot;&quot;;[.E2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69:.R269]);IF(OR([.C269]=&quot;&quot;;[.D269]=&quot;&quot;;[.E2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0:.R270]);IF(OR([.C270]=&quot;&quot;;[.D270]=&quot;&quot;;[.E2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1:.R271]);IF(OR([.C271]=&quot;&quot;;[.D271]=&quot;&quot;;[.E2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2:.R272]);IF(OR([.C272]=&quot;&quot;;[.D272]=&quot;&quot;;[.E2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3:.R273]);IF(OR([.C273]=&quot;&quot;;[.D273]=&quot;&quot;;[.E2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4:.R274]);IF(OR([.C274]=&quot;&quot;;[.D274]=&quot;&quot;;[.E2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5:.R275]);IF(OR([.C275]=&quot;&quot;;[.D275]=&quot;&quot;;[.E2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6:.R276]);IF(OR([.C276]=&quot;&quot;;[.D276]=&quot;&quot;;[.E2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7:.R277]);IF(OR([.C277]=&quot;&quot;;[.D277]=&quot;&quot;;[.E2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8:.R278]);IF(OR([.C278]=&quot;&quot;;[.D278]=&quot;&quot;;[.E2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79:.R279]);IF(OR([.C279]=&quot;&quot;;[.D279]=&quot;&quot;;[.E2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0:.R280]);IF(OR([.C280]=&quot;&quot;;[.D280]=&quot;&quot;;[.E2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1:.R281]);IF(OR([.C281]=&quot;&quot;;[.D281]=&quot;&quot;;[.E2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2:.R282]);IF(OR([.C282]=&quot;&quot;;[.D282]=&quot;&quot;;[.E2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3:.R283]);IF(OR([.C283]=&quot;&quot;;[.D283]=&quot;&quot;;[.E2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4:.R284]);IF(OR([.C284]=&quot;&quot;;[.D284]=&quot;&quot;;[.E2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5:.R285]);IF(OR([.C285]=&quot;&quot;;[.D285]=&quot;&quot;;[.E2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6:.R286]);IF(OR([.C286]=&quot;&quot;;[.D286]=&quot;&quot;;[.E2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7:.R287]);IF(OR([.C287]=&quot;&quot;;[.D287]=&quot;&quot;;[.E2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8:.R288]);IF(OR([.C288]=&quot;&quot;;[.D288]=&quot;&quot;;[.E2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89:.R289]);IF(OR([.C289]=&quot;&quot;;[.D289]=&quot;&quot;;[.E2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0:.R290]);IF(OR([.C290]=&quot;&quot;;[.D290]=&quot;&quot;;[.E2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1:.R291]);IF(OR([.C291]=&quot;&quot;;[.D291]=&quot;&quot;;[.E2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2:.R292]);IF(OR([.C292]=&quot;&quot;;[.D292]=&quot;&quot;;[.E2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3:.R293]);IF(OR([.C293]=&quot;&quot;;[.D293]=&quot;&quot;;[.E2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4:.R294]);IF(OR([.C294]=&quot;&quot;;[.D294]=&quot;&quot;;[.E2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5:.R295]);IF(OR([.C295]=&quot;&quot;;[.D295]=&quot;&quot;;[.E2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6:.R296]);IF(OR([.C296]=&quot;&quot;;[.D296]=&quot;&quot;;[.E2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7:.R297]);IF(OR([.C297]=&quot;&quot;;[.D297]=&quot;&quot;;[.E2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8:.R298]);IF(OR([.C298]=&quot;&quot;;[.D298]=&quot;&quot;;[.E2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299:.R299]);IF(OR([.C299]=&quot;&quot;;[.D299]=&quot;&quot;;[.E2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0:.R300]);IF(OR([.C300]=&quot;&quot;;[.D300]=&quot;&quot;;[.E30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1:.R301]);IF(OR([.C301]=&quot;&quot;;[.D301]=&quot;&quot;;[.E30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2:.R302]);IF(OR([.C302]=&quot;&quot;;[.D302]=&quot;&quot;;[.E30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3:.R303]);IF(OR([.C303]=&quot;&quot;;[.D303]=&quot;&quot;;[.E30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4:.R304]);IF(OR([.C304]=&quot;&quot;;[.D304]=&quot;&quot;;[.E30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5:.R305]);IF(OR([.C305]=&quot;&quot;;[.D305]=&quot;&quot;;[.E30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6:.R306]);IF(OR([.C306]=&quot;&quot;;[.D306]=&quot;&quot;;[.E30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7:.R307]);IF(OR([.C307]=&quot;&quot;;[.D307]=&quot;&quot;;[.E30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8:.R308]);IF(OR([.C308]=&quot;&quot;;[.D308]=&quot;&quot;;[.E30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09:.R309]);IF(OR([.C309]=&quot;&quot;;[.D309]=&quot;&quot;;[.E30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0:.R310]);IF(OR([.C310]=&quot;&quot;;[.D310]=&quot;&quot;;[.E3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1:.R311]);IF(OR([.C311]=&quot;&quot;;[.D311]=&quot;&quot;;[.E3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2:.R312]);IF(OR([.C312]=&quot;&quot;;[.D312]=&quot;&quot;;[.E3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3:.R313]);IF(OR([.C313]=&quot;&quot;;[.D313]=&quot;&quot;;[.E3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4:.R314]);IF(OR([.C314]=&quot;&quot;;[.D314]=&quot;&quot;;[.E3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5:.R315]);IF(OR([.C315]=&quot;&quot;;[.D315]=&quot;&quot;;[.E3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6:.R316]);IF(OR([.C316]=&quot;&quot;;[.D316]=&quot;&quot;;[.E3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7:.R317]);IF(OR([.C317]=&quot;&quot;;[.D317]=&quot;&quot;;[.E3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8:.R318]);IF(OR([.C318]=&quot;&quot;;[.D318]=&quot;&quot;;[.E3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19:.R319]);IF(OR([.C319]=&quot;&quot;;[.D319]=&quot;&quot;;[.E3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0:.R320]);IF(OR([.C320]=&quot;&quot;;[.D320]=&quot;&quot;;[.E3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1:.R321]);IF(OR([.C321]=&quot;&quot;;[.D321]=&quot;&quot;;[.E3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2:.R322]);IF(OR([.C322]=&quot;&quot;;[.D322]=&quot;&quot;;[.E3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3:.R323]);IF(OR([.C323]=&quot;&quot;;[.D323]=&quot;&quot;;[.E3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4:.R324]);IF(OR([.C324]=&quot;&quot;;[.D324]=&quot;&quot;;[.E3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5:.R325]);IF(OR([.C325]=&quot;&quot;;[.D325]=&quot;&quot;;[.E3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6:.R326]);IF(OR([.C326]=&quot;&quot;;[.D326]=&quot;&quot;;[.E3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7:.R327]);IF(OR([.C327]=&quot;&quot;;[.D327]=&quot;&quot;;[.E3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8:.R328]);IF(OR([.C328]=&quot;&quot;;[.D328]=&quot;&quot;;[.E3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29:.R329]);IF(OR([.C329]=&quot;&quot;;[.D329]=&quot;&quot;;[.E3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0:.R330]);IF(OR([.C330]=&quot;&quot;;[.D330]=&quot;&quot;;[.E3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1:.R331]);IF(OR([.C331]=&quot;&quot;;[.D331]=&quot;&quot;;[.E3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2:.R332]);IF(OR([.C332]=&quot;&quot;;[.D332]=&quot;&quot;;[.E3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3:.R333]);IF(OR([.C333]=&quot;&quot;;[.D333]=&quot;&quot;;[.E3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4:.R334]);IF(OR([.C334]=&quot;&quot;;[.D334]=&quot;&quot;;[.E3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5:.R335]);IF(OR([.C335]=&quot;&quot;;[.D335]=&quot;&quot;;[.E3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6:.R336]);IF(OR([.C336]=&quot;&quot;;[.D336]=&quot;&quot;;[.E3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7:.R337]);IF(OR([.C337]=&quot;&quot;;[.D337]=&quot;&quot;;[.E3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8:.R338]);IF(OR([.C338]=&quot;&quot;;[.D338]=&quot;&quot;;[.E3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39:.R339]);IF(OR([.C339]=&quot;&quot;;[.D339]=&quot;&quot;;[.E3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0:.R340]);IF(OR([.C340]=&quot;&quot;;[.D340]=&quot;&quot;;[.E3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1:.R341]);IF(OR([.C341]=&quot;&quot;;[.D341]=&quot;&quot;;[.E3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2:.R342]);IF(OR([.C342]=&quot;&quot;;[.D342]=&quot;&quot;;[.E3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3:.R343]);IF(OR([.C343]=&quot;&quot;;[.D343]=&quot;&quot;;[.E3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4:.R344]);IF(OR([.C344]=&quot;&quot;;[.D344]=&quot;&quot;;[.E3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5:.R345]);IF(OR([.C345]=&quot;&quot;;[.D345]=&quot;&quot;;[.E3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6:.R346]);IF(OR([.C346]=&quot;&quot;;[.D346]=&quot;&quot;;[.E3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7:.R347]);IF(OR([.C347]=&quot;&quot;;[.D347]=&quot;&quot;;[.E3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8:.R348]);IF(OR([.C348]=&quot;&quot;;[.D348]=&quot;&quot;;[.E3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49:.R349]);IF(OR([.C349]=&quot;&quot;;[.D349]=&quot;&quot;;[.E3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0:.R350]);IF(OR([.C350]=&quot;&quot;;[.D350]=&quot;&quot;;[.E3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1:.R351]);IF(OR([.C351]=&quot;&quot;;[.D351]=&quot;&quot;;[.E3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2:.R352]);IF(OR([.C352]=&quot;&quot;;[.D352]=&quot;&quot;;[.E3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3:.R353]);IF(OR([.C353]=&quot;&quot;;[.D353]=&quot;&quot;;[.E3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4:.R354]);IF(OR([.C354]=&quot;&quot;;[.D354]=&quot;&quot;;[.E3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5:.R355]);IF(OR([.C355]=&quot;&quot;;[.D355]=&quot;&quot;;[.E3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6:.R356]);IF(OR([.C356]=&quot;&quot;;[.D356]=&quot;&quot;;[.E3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7:.R357]);IF(OR([.C357]=&quot;&quot;;[.D357]=&quot;&quot;;[.E3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8:.R358]);IF(OR([.C358]=&quot;&quot;;[.D358]=&quot;&quot;;[.E3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59:.R359]);IF(OR([.C359]=&quot;&quot;;[.D359]=&quot;&quot;;[.E3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0:.R360]);IF(OR([.C360]=&quot;&quot;;[.D360]=&quot;&quot;;[.E3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1:.R361]);IF(OR([.C361]=&quot;&quot;;[.D361]=&quot;&quot;;[.E3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2:.R362]);IF(OR([.C362]=&quot;&quot;;[.D362]=&quot;&quot;;[.E3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3:.R363]);IF(OR([.C363]=&quot;&quot;;[.D363]=&quot;&quot;;[.E3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4:.R364]);IF(OR([.C364]=&quot;&quot;;[.D364]=&quot;&quot;;[.E3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5:.R365]);IF(OR([.C365]=&quot;&quot;;[.D365]=&quot;&quot;;[.E3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6:.R366]);IF(OR([.C366]=&quot;&quot;;[.D366]=&quot;&quot;;[.E3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7:.R367]);IF(OR([.C367]=&quot;&quot;;[.D367]=&quot;&quot;;[.E3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8:.R368]);IF(OR([.C368]=&quot;&quot;;[.D368]=&quot;&quot;;[.E3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69:.R369]);IF(OR([.C369]=&quot;&quot;;[.D369]=&quot;&quot;;[.E3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0:.R370]);IF(OR([.C370]=&quot;&quot;;[.D370]=&quot;&quot;;[.E3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1:.R371]);IF(OR([.C371]=&quot;&quot;;[.D371]=&quot;&quot;;[.E3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2:.R372]);IF(OR([.C372]=&quot;&quot;;[.D372]=&quot;&quot;;[.E3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3:.R373]);IF(OR([.C373]=&quot;&quot;;[.D373]=&quot;&quot;;[.E3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4:.R374]);IF(OR([.C374]=&quot;&quot;;[.D374]=&quot;&quot;;[.E3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5:.R375]);IF(OR([.C375]=&quot;&quot;;[.D375]=&quot;&quot;;[.E3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6:.R376]);IF(OR([.C376]=&quot;&quot;;[.D376]=&quot;&quot;;[.E3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7:.R377]);IF(OR([.C377]=&quot;&quot;;[.D377]=&quot;&quot;;[.E3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8:.R378]);IF(OR([.C378]=&quot;&quot;;[.D378]=&quot;&quot;;[.E3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79:.R379]);IF(OR([.C379]=&quot;&quot;;[.D379]=&quot;&quot;;[.E3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0:.R380]);IF(OR([.C380]=&quot;&quot;;[.D380]=&quot;&quot;;[.E3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1:.R381]);IF(OR([.C381]=&quot;&quot;;[.D381]=&quot;&quot;;[.E3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2:.R382]);IF(OR([.C382]=&quot;&quot;;[.D382]=&quot;&quot;;[.E3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3:.R383]);IF(OR([.C383]=&quot;&quot;;[.D383]=&quot;&quot;;[.E3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4:.R384]);IF(OR([.C384]=&quot;&quot;;[.D384]=&quot;&quot;;[.E3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5:.R385]);IF(OR([.C385]=&quot;&quot;;[.D385]=&quot;&quot;;[.E3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6:.R386]);IF(OR([.C386]=&quot;&quot;;[.D386]=&quot;&quot;;[.E3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7:.R387]);IF(OR([.C387]=&quot;&quot;;[.D387]=&quot;&quot;;[.E3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8:.R388]);IF(OR([.C388]=&quot;&quot;;[.D388]=&quot;&quot;;[.E3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89:.R389]);IF(OR([.C389]=&quot;&quot;;[.D389]=&quot;&quot;;[.E3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0:.R390]);IF(OR([.C390]=&quot;&quot;;[.D390]=&quot;&quot;;[.E3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1:.R391]);IF(OR([.C391]=&quot;&quot;;[.D391]=&quot;&quot;;[.E3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2:.R392]);IF(OR([.C392]=&quot;&quot;;[.D392]=&quot;&quot;;[.E3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3:.R393]);IF(OR([.C393]=&quot;&quot;;[.D393]=&quot;&quot;;[.E3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4:.R394]);IF(OR([.C394]=&quot;&quot;;[.D394]=&quot;&quot;;[.E3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5:.R395]);IF(OR([.C395]=&quot;&quot;;[.D395]=&quot;&quot;;[.E3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6:.R396]);IF(OR([.C396]=&quot;&quot;;[.D396]=&quot;&quot;;[.E3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7:.R397]);IF(OR([.C397]=&quot;&quot;;[.D397]=&quot;&quot;;[.E3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8:.R398]);IF(OR([.C398]=&quot;&quot;;[.D398]=&quot;&quot;;[.E3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399:.R399]);IF(OR([.C399]=&quot;&quot;;[.D399]=&quot;&quot;;[.E3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0:.R400]);IF(OR([.C400]=&quot;&quot;;[.D400]=&quot;&quot;;[.E40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1:.R401]);IF(OR([.C401]=&quot;&quot;;[.D401]=&quot;&quot;;[.E40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2:.R402]);IF(OR([.C402]=&quot;&quot;;[.D402]=&quot;&quot;;[.E40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3:.R403]);IF(OR([.C403]=&quot;&quot;;[.D403]=&quot;&quot;;[.E40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4:.R404]);IF(OR([.C404]=&quot;&quot;;[.D404]=&quot;&quot;;[.E40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5:.R405]);IF(OR([.C405]=&quot;&quot;;[.D405]=&quot;&quot;;[.E40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6:.R406]);IF(OR([.C406]=&quot;&quot;;[.D406]=&quot;&quot;;[.E40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7:.R407]);IF(OR([.C407]=&quot;&quot;;[.D407]=&quot;&quot;;[.E40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8:.R408]);IF(OR([.C408]=&quot;&quot;;[.D408]=&quot;&quot;;[.E40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09:.R409]);IF(OR([.C409]=&quot;&quot;;[.D409]=&quot;&quot;;[.E40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0:.R410]);IF(OR([.C410]=&quot;&quot;;[.D410]=&quot;&quot;;[.E4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1:.R411]);IF(OR([.C411]=&quot;&quot;;[.D411]=&quot;&quot;;[.E4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2:.R412]);IF(OR([.C412]=&quot;&quot;;[.D412]=&quot;&quot;;[.E4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3:.R413]);IF(OR([.C413]=&quot;&quot;;[.D413]=&quot;&quot;;[.E4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4:.R414]);IF(OR([.C414]=&quot;&quot;;[.D414]=&quot;&quot;;[.E4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5:.R415]);IF(OR([.C415]=&quot;&quot;;[.D415]=&quot;&quot;;[.E4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6:.R416]);IF(OR([.C416]=&quot;&quot;;[.D416]=&quot;&quot;;[.E4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7:.R417]);IF(OR([.C417]=&quot;&quot;;[.D417]=&quot;&quot;;[.E4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8:.R418]);IF(OR([.C418]=&quot;&quot;;[.D418]=&quot;&quot;;[.E4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19:.R419]);IF(OR([.C419]=&quot;&quot;;[.D419]=&quot;&quot;;[.E4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0:.R420]);IF(OR([.C420]=&quot;&quot;;[.D420]=&quot;&quot;;[.E4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1:.R421]);IF(OR([.C421]=&quot;&quot;;[.D421]=&quot;&quot;;[.E4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2:.R422]);IF(OR([.C422]=&quot;&quot;;[.D422]=&quot;&quot;;[.E4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3:.R423]);IF(OR([.C423]=&quot;&quot;;[.D423]=&quot;&quot;;[.E4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4:.R424]);IF(OR([.C424]=&quot;&quot;;[.D424]=&quot;&quot;;[.E4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5:.R425]);IF(OR([.C425]=&quot;&quot;;[.D425]=&quot;&quot;;[.E4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6:.R426]);IF(OR([.C426]=&quot;&quot;;[.D426]=&quot;&quot;;[.E4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7:.R427]);IF(OR([.C427]=&quot;&quot;;[.D427]=&quot;&quot;;[.E4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8:.R428]);IF(OR([.C428]=&quot;&quot;;[.D428]=&quot;&quot;;[.E4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29:.R429]);IF(OR([.C429]=&quot;&quot;;[.D429]=&quot;&quot;;[.E4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0:.R430]);IF(OR([.C430]=&quot;&quot;;[.D430]=&quot;&quot;;[.E4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1:.R431]);IF(OR([.C431]=&quot;&quot;;[.D431]=&quot;&quot;;[.E4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2:.R432]);IF(OR([.C432]=&quot;&quot;;[.D432]=&quot;&quot;;[.E4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3:.R433]);IF(OR([.C433]=&quot;&quot;;[.D433]=&quot;&quot;;[.E4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4:.R434]);IF(OR([.C434]=&quot;&quot;;[.D434]=&quot;&quot;;[.E4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5:.R435]);IF(OR([.C435]=&quot;&quot;;[.D435]=&quot;&quot;;[.E4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6:.R436]);IF(OR([.C436]=&quot;&quot;;[.D436]=&quot;&quot;;[.E4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7:.R437]);IF(OR([.C437]=&quot;&quot;;[.D437]=&quot;&quot;;[.E4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8:.R438]);IF(OR([.C438]=&quot;&quot;;[.D438]=&quot;&quot;;[.E4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39:.R439]);IF(OR([.C439]=&quot;&quot;;[.D439]=&quot;&quot;;[.E4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0:.R440]);IF(OR([.C440]=&quot;&quot;;[.D440]=&quot;&quot;;[.E4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1:.R441]);IF(OR([.C441]=&quot;&quot;;[.D441]=&quot;&quot;;[.E4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2:.R442]);IF(OR([.C442]=&quot;&quot;;[.D442]=&quot;&quot;;[.E4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3:.R443]);IF(OR([.C443]=&quot;&quot;;[.D443]=&quot;&quot;;[.E4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4:.R444]);IF(OR([.C444]=&quot;&quot;;[.D444]=&quot;&quot;;[.E4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5:.R445]);IF(OR([.C445]=&quot;&quot;;[.D445]=&quot;&quot;;[.E4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6:.R446]);IF(OR([.C446]=&quot;&quot;;[.D446]=&quot;&quot;;[.E4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7:.R447]);IF(OR([.C447]=&quot;&quot;;[.D447]=&quot;&quot;;[.E4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8:.R448]);IF(OR([.C448]=&quot;&quot;;[.D448]=&quot;&quot;;[.E4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49:.R449]);IF(OR([.C449]=&quot;&quot;;[.D449]=&quot;&quot;;[.E4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0:.R450]);IF(OR([.C450]=&quot;&quot;;[.D450]=&quot;&quot;;[.E4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1:.R451]);IF(OR([.C451]=&quot;&quot;;[.D451]=&quot;&quot;;[.E4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2:.R452]);IF(OR([.C452]=&quot;&quot;;[.D452]=&quot;&quot;;[.E4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3:.R453]);IF(OR([.C453]=&quot;&quot;;[.D453]=&quot;&quot;;[.E4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4:.R454]);IF(OR([.C454]=&quot;&quot;;[.D454]=&quot;&quot;;[.E4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5:.R455]);IF(OR([.C455]=&quot;&quot;;[.D455]=&quot;&quot;;[.E4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6:.R456]);IF(OR([.C456]=&quot;&quot;;[.D456]=&quot;&quot;;[.E4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7:.R457]);IF(OR([.C457]=&quot;&quot;;[.D457]=&quot;&quot;;[.E4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8:.R458]);IF(OR([.C458]=&quot;&quot;;[.D458]=&quot;&quot;;[.E4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59:.R459]);IF(OR([.C459]=&quot;&quot;;[.D459]=&quot;&quot;;[.E4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0:.R460]);IF(OR([.C460]=&quot;&quot;;[.D460]=&quot;&quot;;[.E4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1:.R461]);IF(OR([.C461]=&quot;&quot;;[.D461]=&quot;&quot;;[.E4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2:.R462]);IF(OR([.C462]=&quot;&quot;;[.D462]=&quot;&quot;;[.E4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3:.R463]);IF(OR([.C463]=&quot;&quot;;[.D463]=&quot;&quot;;[.E4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4:.R464]);IF(OR([.C464]=&quot;&quot;;[.D464]=&quot;&quot;;[.E4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5:.R465]);IF(OR([.C465]=&quot;&quot;;[.D465]=&quot;&quot;;[.E4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6:.R466]);IF(OR([.C466]=&quot;&quot;;[.D466]=&quot;&quot;;[.E4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7:.R467]);IF(OR([.C467]=&quot;&quot;;[.D467]=&quot;&quot;;[.E4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8:.R468]);IF(OR([.C468]=&quot;&quot;;[.D468]=&quot;&quot;;[.E4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69:.R469]);IF(OR([.C469]=&quot;&quot;;[.D469]=&quot;&quot;;[.E4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0:.R470]);IF(OR([.C470]=&quot;&quot;;[.D470]=&quot;&quot;;[.E4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1:.R471]);IF(OR([.C471]=&quot;&quot;;[.D471]=&quot;&quot;;[.E4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2:.R472]);IF(OR([.C472]=&quot;&quot;;[.D472]=&quot;&quot;;[.E4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3:.R473]);IF(OR([.C473]=&quot;&quot;;[.D473]=&quot;&quot;;[.E4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4:.R474]);IF(OR([.C474]=&quot;&quot;;[.D474]=&quot;&quot;;[.E4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5:.R475]);IF(OR([.C475]=&quot;&quot;;[.D475]=&quot;&quot;;[.E4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6:.R476]);IF(OR([.C476]=&quot;&quot;;[.D476]=&quot;&quot;;[.E4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7:.R477]);IF(OR([.C477]=&quot;&quot;;[.D477]=&quot;&quot;;[.E4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8:.R478]);IF(OR([.C478]=&quot;&quot;;[.D478]=&quot;&quot;;[.E4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79:.R479]);IF(OR([.C479]=&quot;&quot;;[.D479]=&quot;&quot;;[.E4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0:.R480]);IF(OR([.C480]=&quot;&quot;;[.D480]=&quot;&quot;;[.E4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1:.R481]);IF(OR([.C481]=&quot;&quot;;[.D481]=&quot;&quot;;[.E4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2:.R482]);IF(OR([.C482]=&quot;&quot;;[.D482]=&quot;&quot;;[.E4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3:.R483]);IF(OR([.C483]=&quot;&quot;;[.D483]=&quot;&quot;;[.E4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4:.R484]);IF(OR([.C484]=&quot;&quot;;[.D484]=&quot;&quot;;[.E4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5:.R485]);IF(OR([.C485]=&quot;&quot;;[.D485]=&quot;&quot;;[.E4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6:.R486]);IF(OR([.C486]=&quot;&quot;;[.D486]=&quot;&quot;;[.E4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7:.R487]);IF(OR([.C487]=&quot;&quot;;[.D487]=&quot;&quot;;[.E4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8:.R488]);IF(OR([.C488]=&quot;&quot;;[.D488]=&quot;&quot;;[.E4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89:.R489]);IF(OR([.C489]=&quot;&quot;;[.D489]=&quot;&quot;;[.E4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0:.R490]);IF(OR([.C490]=&quot;&quot;;[.D490]=&quot;&quot;;[.E4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1:.R491]);IF(OR([.C491]=&quot;&quot;;[.D491]=&quot;&quot;;[.E4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2:.R492]);IF(OR([.C492]=&quot;&quot;;[.D492]=&quot;&quot;;[.E4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3:.R493]);IF(OR([.C493]=&quot;&quot;;[.D493]=&quot;&quot;;[.E4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4:.R494]);IF(OR([.C494]=&quot;&quot;;[.D494]=&quot;&quot;;[.E4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5:.R495]);IF(OR([.C495]=&quot;&quot;;[.D495]=&quot;&quot;;[.E4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6:.R496]);IF(OR([.C496]=&quot;&quot;;[.D496]=&quot;&quot;;[.E4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7:.R497]);IF(OR([.C497]=&quot;&quot;;[.D497]=&quot;&quot;;[.E4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8:.R498]);IF(OR([.C498]=&quot;&quot;;[.D498]=&quot;&quot;;[.E4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499:.R499]);IF(OR([.C499]=&quot;&quot;;[.D499]=&quot;&quot;;[.E4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0:.R500]);IF(OR([.C500]=&quot;&quot;;[.D500]=&quot;&quot;;[.E50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1:.R501]);IF(OR([.C501]=&quot;&quot;;[.D501]=&quot;&quot;;[.E50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2:.R502]);IF(OR([.C502]=&quot;&quot;;[.D502]=&quot;&quot;;[.E50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3:.R503]);IF(OR([.C503]=&quot;&quot;;[.D503]=&quot;&quot;;[.E50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4:.R504]);IF(OR([.C504]=&quot;&quot;;[.D504]=&quot;&quot;;[.E50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5:.R505]);IF(OR([.C505]=&quot;&quot;;[.D505]=&quot;&quot;;[.E50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6:.R506]);IF(OR([.C506]=&quot;&quot;;[.D506]=&quot;&quot;;[.E50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7:.R507]);IF(OR([.C507]=&quot;&quot;;[.D507]=&quot;&quot;;[.E50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8:.R508]);IF(OR([.C508]=&quot;&quot;;[.D508]=&quot;&quot;;[.E50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09:.R509]);IF(OR([.C509]=&quot;&quot;;[.D509]=&quot;&quot;;[.E50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0:.R510]);IF(OR([.C510]=&quot;&quot;;[.D510]=&quot;&quot;;[.E5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1:.R511]);IF(OR([.C511]=&quot;&quot;;[.D511]=&quot;&quot;;[.E5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2:.R512]);IF(OR([.C512]=&quot;&quot;;[.D512]=&quot;&quot;;[.E5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3:.R513]);IF(OR([.C513]=&quot;&quot;;[.D513]=&quot;&quot;;[.E5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4:.R514]);IF(OR([.C514]=&quot;&quot;;[.D514]=&quot;&quot;;[.E5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5:.R515]);IF(OR([.C515]=&quot;&quot;;[.D515]=&quot;&quot;;[.E5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6:.R516]);IF(OR([.C516]=&quot;&quot;;[.D516]=&quot;&quot;;[.E5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7:.R517]);IF(OR([.C517]=&quot;&quot;;[.D517]=&quot;&quot;;[.E5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8:.R518]);IF(OR([.C518]=&quot;&quot;;[.D518]=&quot;&quot;;[.E5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19:.R519]);IF(OR([.C519]=&quot;&quot;;[.D519]=&quot;&quot;;[.E5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0:.R520]);IF(OR([.C520]=&quot;&quot;;[.D520]=&quot;&quot;;[.E5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1:.R521]);IF(OR([.C521]=&quot;&quot;;[.D521]=&quot;&quot;;[.E5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2:.R522]);IF(OR([.C522]=&quot;&quot;;[.D522]=&quot;&quot;;[.E5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3:.R523]);IF(OR([.C523]=&quot;&quot;;[.D523]=&quot;&quot;;[.E5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4:.R524]);IF(OR([.C524]=&quot;&quot;;[.D524]=&quot;&quot;;[.E5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5:.R525]);IF(OR([.C525]=&quot;&quot;;[.D525]=&quot;&quot;;[.E5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6:.R526]);IF(OR([.C526]=&quot;&quot;;[.D526]=&quot;&quot;;[.E5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7:.R527]);IF(OR([.C527]=&quot;&quot;;[.D527]=&quot;&quot;;[.E5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8:.R528]);IF(OR([.C528]=&quot;&quot;;[.D528]=&quot;&quot;;[.E5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29:.R529]);IF(OR([.C529]=&quot;&quot;;[.D529]=&quot;&quot;;[.E5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0:.R530]);IF(OR([.C530]=&quot;&quot;;[.D530]=&quot;&quot;;[.E5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1:.R531]);IF(OR([.C531]=&quot;&quot;;[.D531]=&quot;&quot;;[.E5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2:.R532]);IF(OR([.C532]=&quot;&quot;;[.D532]=&quot;&quot;;[.E5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3:.R533]);IF(OR([.C533]=&quot;&quot;;[.D533]=&quot;&quot;;[.E5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4:.R534]);IF(OR([.C534]=&quot;&quot;;[.D534]=&quot;&quot;;[.E5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5:.R535]);IF(OR([.C535]=&quot;&quot;;[.D535]=&quot;&quot;;[.E5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6:.R536]);IF(OR([.C536]=&quot;&quot;;[.D536]=&quot;&quot;;[.E5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7:.R537]);IF(OR([.C537]=&quot;&quot;;[.D537]=&quot;&quot;;[.E5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8:.R538]);IF(OR([.C538]=&quot;&quot;;[.D538]=&quot;&quot;;[.E5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39:.R539]);IF(OR([.C539]=&quot;&quot;;[.D539]=&quot;&quot;;[.E5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0:.R540]);IF(OR([.C540]=&quot;&quot;;[.D540]=&quot;&quot;;[.E5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1:.R541]);IF(OR([.C541]=&quot;&quot;;[.D541]=&quot;&quot;;[.E5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2:.R542]);IF(OR([.C542]=&quot;&quot;;[.D542]=&quot;&quot;;[.E5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3:.R543]);IF(OR([.C543]=&quot;&quot;;[.D543]=&quot;&quot;;[.E5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4:.R544]);IF(OR([.C544]=&quot;&quot;;[.D544]=&quot;&quot;;[.E5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5:.R545]);IF(OR([.C545]=&quot;&quot;;[.D545]=&quot;&quot;;[.E5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6:.R546]);IF(OR([.C546]=&quot;&quot;;[.D546]=&quot;&quot;;[.E5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7:.R547]);IF(OR([.C547]=&quot;&quot;;[.D547]=&quot;&quot;;[.E5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8:.R548]);IF(OR([.C548]=&quot;&quot;;[.D548]=&quot;&quot;;[.E5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49:.R549]);IF(OR([.C549]=&quot;&quot;;[.D549]=&quot;&quot;;[.E5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0:.R550]);IF(OR([.C550]=&quot;&quot;;[.D550]=&quot;&quot;;[.E5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1:.R551]);IF(OR([.C551]=&quot;&quot;;[.D551]=&quot;&quot;;[.E5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2:.R552]);IF(OR([.C552]=&quot;&quot;;[.D552]=&quot;&quot;;[.E5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3:.R553]);IF(OR([.C553]=&quot;&quot;;[.D553]=&quot;&quot;;[.E5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4:.R554]);IF(OR([.C554]=&quot;&quot;;[.D554]=&quot;&quot;;[.E5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5:.R555]);IF(OR([.C555]=&quot;&quot;;[.D555]=&quot;&quot;;[.E5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6:.R556]);IF(OR([.C556]=&quot;&quot;;[.D556]=&quot;&quot;;[.E5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7:.R557]);IF(OR([.C557]=&quot;&quot;;[.D557]=&quot;&quot;;[.E5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8:.R558]);IF(OR([.C558]=&quot;&quot;;[.D558]=&quot;&quot;;[.E5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59:.R559]);IF(OR([.C559]=&quot;&quot;;[.D559]=&quot;&quot;;[.E5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0:.R560]);IF(OR([.C560]=&quot;&quot;;[.D560]=&quot;&quot;;[.E5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1:.R561]);IF(OR([.C561]=&quot;&quot;;[.D561]=&quot;&quot;;[.E5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2:.R562]);IF(OR([.C562]=&quot;&quot;;[.D562]=&quot;&quot;;[.E5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3:.R563]);IF(OR([.C563]=&quot;&quot;;[.D563]=&quot;&quot;;[.E5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4:.R564]);IF(OR([.C564]=&quot;&quot;;[.D564]=&quot;&quot;;[.E5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5:.R565]);IF(OR([.C565]=&quot;&quot;;[.D565]=&quot;&quot;;[.E5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6:.R566]);IF(OR([.C566]=&quot;&quot;;[.D566]=&quot;&quot;;[.E5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7:.R567]);IF(OR([.C567]=&quot;&quot;;[.D567]=&quot;&quot;;[.E5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8:.R568]);IF(OR([.C568]=&quot;&quot;;[.D568]=&quot;&quot;;[.E5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69:.R569]);IF(OR([.C569]=&quot;&quot;;[.D569]=&quot;&quot;;[.E5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0:.R570]);IF(OR([.C570]=&quot;&quot;;[.D570]=&quot;&quot;;[.E5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1:.R571]);IF(OR([.C571]=&quot;&quot;;[.D571]=&quot;&quot;;[.E5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2:.R572]);IF(OR([.C572]=&quot;&quot;;[.D572]=&quot;&quot;;[.E5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3:.R573]);IF(OR([.C573]=&quot;&quot;;[.D573]=&quot;&quot;;[.E5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4:.R574]);IF(OR([.C574]=&quot;&quot;;[.D574]=&quot;&quot;;[.E5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5:.R575]);IF(OR([.C575]=&quot;&quot;;[.D575]=&quot;&quot;;[.E5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6:.R576]);IF(OR([.C576]=&quot;&quot;;[.D576]=&quot;&quot;;[.E5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7:.R577]);IF(OR([.C577]=&quot;&quot;;[.D577]=&quot;&quot;;[.E5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8:.R578]);IF(OR([.C578]=&quot;&quot;;[.D578]=&quot;&quot;;[.E5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79:.R579]);IF(OR([.C579]=&quot;&quot;;[.D579]=&quot;&quot;;[.E5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0:.R580]);IF(OR([.C580]=&quot;&quot;;[.D580]=&quot;&quot;;[.E5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1:.R581]);IF(OR([.C581]=&quot;&quot;;[.D581]=&quot;&quot;;[.E5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2:.R582]);IF(OR([.C582]=&quot;&quot;;[.D582]=&quot;&quot;;[.E5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3:.R583]);IF(OR([.C583]=&quot;&quot;;[.D583]=&quot;&quot;;[.E5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4:.R584]);IF(OR([.C584]=&quot;&quot;;[.D584]=&quot;&quot;;[.E5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5:.R585]);IF(OR([.C585]=&quot;&quot;;[.D585]=&quot;&quot;;[.E5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6:.R586]);IF(OR([.C586]=&quot;&quot;;[.D586]=&quot;&quot;;[.E5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7:.R587]);IF(OR([.C587]=&quot;&quot;;[.D587]=&quot;&quot;;[.E5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8:.R588]);IF(OR([.C588]=&quot;&quot;;[.D588]=&quot;&quot;;[.E5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89:.R589]);IF(OR([.C589]=&quot;&quot;;[.D589]=&quot;&quot;;[.E5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0:.R590]);IF(OR([.C590]=&quot;&quot;;[.D590]=&quot;&quot;;[.E5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1:.R591]);IF(OR([.C591]=&quot;&quot;;[.D591]=&quot;&quot;;[.E5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2:.R592]);IF(OR([.C592]=&quot;&quot;;[.D592]=&quot;&quot;;[.E5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3:.R593]);IF(OR([.C593]=&quot;&quot;;[.D593]=&quot;&quot;;[.E5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4:.R594]);IF(OR([.C594]=&quot;&quot;;[.D594]=&quot;&quot;;[.E5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5:.R595]);IF(OR([.C595]=&quot;&quot;;[.D595]=&quot;&quot;;[.E5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6:.R596]);IF(OR([.C596]=&quot;&quot;;[.D596]=&quot;&quot;;[.E5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7:.R597]);IF(OR([.C597]=&quot;&quot;;[.D597]=&quot;&quot;;[.E5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8:.R598]);IF(OR([.C598]=&quot;&quot;;[.D598]=&quot;&quot;;[.E5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599:.R599]);IF(OR([.C599]=&quot;&quot;;[.D599]=&quot;&quot;;[.E5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0:.R600]);IF(OR([.C600]=&quot;&quot;;[.D600]=&quot;&quot;;[.E60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1:.R601]);IF(OR([.C601]=&quot;&quot;;[.D601]=&quot;&quot;;[.E60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2:.R602]);IF(OR([.C602]=&quot;&quot;;[.D602]=&quot;&quot;;[.E60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3:.R603]);IF(OR([.C603]=&quot;&quot;;[.D603]=&quot;&quot;;[.E60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4:.R604]);IF(OR([.C604]=&quot;&quot;;[.D604]=&quot;&quot;;[.E60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5:.R605]);IF(OR([.C605]=&quot;&quot;;[.D605]=&quot;&quot;;[.E60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6:.R606]);IF(OR([.C606]=&quot;&quot;;[.D606]=&quot;&quot;;[.E60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7:.R607]);IF(OR([.C607]=&quot;&quot;;[.D607]=&quot;&quot;;[.E60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8:.R608]);IF(OR([.C608]=&quot;&quot;;[.D608]=&quot;&quot;;[.E60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09:.R609]);IF(OR([.C609]=&quot;&quot;;[.D609]=&quot;&quot;;[.E60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0:.R610]);IF(OR([.C610]=&quot;&quot;;[.D610]=&quot;&quot;;[.E6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1:.R611]);IF(OR([.C611]=&quot;&quot;;[.D611]=&quot;&quot;;[.E6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2:.R612]);IF(OR([.C612]=&quot;&quot;;[.D612]=&quot;&quot;;[.E6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3:.R613]);IF(OR([.C613]=&quot;&quot;;[.D613]=&quot;&quot;;[.E6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4:.R614]);IF(OR([.C614]=&quot;&quot;;[.D614]=&quot;&quot;;[.E6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5:.R615]);IF(OR([.C615]=&quot;&quot;;[.D615]=&quot;&quot;;[.E6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6:.R616]);IF(OR([.C616]=&quot;&quot;;[.D616]=&quot;&quot;;[.E6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7:.R617]);IF(OR([.C617]=&quot;&quot;;[.D617]=&quot;&quot;;[.E6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8:.R618]);IF(OR([.C618]=&quot;&quot;;[.D618]=&quot;&quot;;[.E6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19:.R619]);IF(OR([.C619]=&quot;&quot;;[.D619]=&quot;&quot;;[.E6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0:.R620]);IF(OR([.C620]=&quot;&quot;;[.D620]=&quot;&quot;;[.E6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1:.R621]);IF(OR([.C621]=&quot;&quot;;[.D621]=&quot;&quot;;[.E6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2:.R622]);IF(OR([.C622]=&quot;&quot;;[.D622]=&quot;&quot;;[.E6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3:.R623]);IF(OR([.C623]=&quot;&quot;;[.D623]=&quot;&quot;;[.E6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4:.R624]);IF(OR([.C624]=&quot;&quot;;[.D624]=&quot;&quot;;[.E6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5:.R625]);IF(OR([.C625]=&quot;&quot;;[.D625]=&quot;&quot;;[.E6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6:.R626]);IF(OR([.C626]=&quot;&quot;;[.D626]=&quot;&quot;;[.E6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7:.R627]);IF(OR([.C627]=&quot;&quot;;[.D627]=&quot;&quot;;[.E6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8:.R628]);IF(OR([.C628]=&quot;&quot;;[.D628]=&quot;&quot;;[.E6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29:.R629]);IF(OR([.C629]=&quot;&quot;;[.D629]=&quot;&quot;;[.E6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0:.R630]);IF(OR([.C630]=&quot;&quot;;[.D630]=&quot;&quot;;[.E6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1:.R631]);IF(OR([.C631]=&quot;&quot;;[.D631]=&quot;&quot;;[.E6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2:.R632]);IF(OR([.C632]=&quot;&quot;;[.D632]=&quot;&quot;;[.E6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3:.R633]);IF(OR([.C633]=&quot;&quot;;[.D633]=&quot;&quot;;[.E6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4:.R634]);IF(OR([.C634]=&quot;&quot;;[.D634]=&quot;&quot;;[.E6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5:.R635]);IF(OR([.C635]=&quot;&quot;;[.D635]=&quot;&quot;;[.E6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6:.R636]);IF(OR([.C636]=&quot;&quot;;[.D636]=&quot;&quot;;[.E6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7:.R637]);IF(OR([.C637]=&quot;&quot;;[.D637]=&quot;&quot;;[.E6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8:.R638]);IF(OR([.C638]=&quot;&quot;;[.D638]=&quot;&quot;;[.E6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39:.R639]);IF(OR([.C639]=&quot;&quot;;[.D639]=&quot;&quot;;[.E6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0:.R640]);IF(OR([.C640]=&quot;&quot;;[.D640]=&quot;&quot;;[.E6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1:.R641]);IF(OR([.C641]=&quot;&quot;;[.D641]=&quot;&quot;;[.E6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2:.R642]);IF(OR([.C642]=&quot;&quot;;[.D642]=&quot;&quot;;[.E6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3:.R643]);IF(OR([.C643]=&quot;&quot;;[.D643]=&quot;&quot;;[.E6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4:.R644]);IF(OR([.C644]=&quot;&quot;;[.D644]=&quot;&quot;;[.E6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5:.R645]);IF(OR([.C645]=&quot;&quot;;[.D645]=&quot;&quot;;[.E6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6:.R646]);IF(OR([.C646]=&quot;&quot;;[.D646]=&quot;&quot;;[.E6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7:.R647]);IF(OR([.C647]=&quot;&quot;;[.D647]=&quot;&quot;;[.E6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8:.R648]);IF(OR([.C648]=&quot;&quot;;[.D648]=&quot;&quot;;[.E6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49:.R649]);IF(OR([.C649]=&quot;&quot;;[.D649]=&quot;&quot;;[.E6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0:.R650]);IF(OR([.C650]=&quot;&quot;;[.D650]=&quot;&quot;;[.E6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1:.R651]);IF(OR([.C651]=&quot;&quot;;[.D651]=&quot;&quot;;[.E6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2:.R652]);IF(OR([.C652]=&quot;&quot;;[.D652]=&quot;&quot;;[.E6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3:.R653]);IF(OR([.C653]=&quot;&quot;;[.D653]=&quot;&quot;;[.E6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4:.R654]);IF(OR([.C654]=&quot;&quot;;[.D654]=&quot;&quot;;[.E6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5:.R655]);IF(OR([.C655]=&quot;&quot;;[.D655]=&quot;&quot;;[.E6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6:.R656]);IF(OR([.C656]=&quot;&quot;;[.D656]=&quot;&quot;;[.E6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7:.R657]);IF(OR([.C657]=&quot;&quot;;[.D657]=&quot;&quot;;[.E6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8:.R658]);IF(OR([.C658]=&quot;&quot;;[.D658]=&quot;&quot;;[.E6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59:.R659]);IF(OR([.C659]=&quot;&quot;;[.D659]=&quot;&quot;;[.E6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0:.R660]);IF(OR([.C660]=&quot;&quot;;[.D660]=&quot;&quot;;[.E6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1:.R661]);IF(OR([.C661]=&quot;&quot;;[.D661]=&quot;&quot;;[.E6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2:.R662]);IF(OR([.C662]=&quot;&quot;;[.D662]=&quot;&quot;;[.E6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3:.R663]);IF(OR([.C663]=&quot;&quot;;[.D663]=&quot;&quot;;[.E6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4:.R664]);IF(OR([.C664]=&quot;&quot;;[.D664]=&quot;&quot;;[.E6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5:.R665]);IF(OR([.C665]=&quot;&quot;;[.D665]=&quot;&quot;;[.E6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6:.R666]);IF(OR([.C666]=&quot;&quot;;[.D666]=&quot;&quot;;[.E6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7:.R667]);IF(OR([.C667]=&quot;&quot;;[.D667]=&quot;&quot;;[.E6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8:.R668]);IF(OR([.C668]=&quot;&quot;;[.D668]=&quot;&quot;;[.E6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69:.R669]);IF(OR([.C669]=&quot;&quot;;[.D669]=&quot;&quot;;[.E6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0:.R670]);IF(OR([.C670]=&quot;&quot;;[.D670]=&quot;&quot;;[.E6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1:.R671]);IF(OR([.C671]=&quot;&quot;;[.D671]=&quot;&quot;;[.E6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2:.R672]);IF(OR([.C672]=&quot;&quot;;[.D672]=&quot;&quot;;[.E6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3:.R673]);IF(OR([.C673]=&quot;&quot;;[.D673]=&quot;&quot;;[.E6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4:.R674]);IF(OR([.C674]=&quot;&quot;;[.D674]=&quot;&quot;;[.E6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5:.R675]);IF(OR([.C675]=&quot;&quot;;[.D675]=&quot;&quot;;[.E6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6:.R676]);IF(OR([.C676]=&quot;&quot;;[.D676]=&quot;&quot;;[.E6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7:.R677]);IF(OR([.C677]=&quot;&quot;;[.D677]=&quot;&quot;;[.E6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8:.R678]);IF(OR([.C678]=&quot;&quot;;[.D678]=&quot;&quot;;[.E6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79:.R679]);IF(OR([.C679]=&quot;&quot;;[.D679]=&quot;&quot;;[.E6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0:.R680]);IF(OR([.C680]=&quot;&quot;;[.D680]=&quot;&quot;;[.E6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1:.R681]);IF(OR([.C681]=&quot;&quot;;[.D681]=&quot;&quot;;[.E6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2:.R682]);IF(OR([.C682]=&quot;&quot;;[.D682]=&quot;&quot;;[.E6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3:.R683]);IF(OR([.C683]=&quot;&quot;;[.D683]=&quot;&quot;;[.E6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4:.R684]);IF(OR([.C684]=&quot;&quot;;[.D684]=&quot;&quot;;[.E6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5:.R685]);IF(OR([.C685]=&quot;&quot;;[.D685]=&quot;&quot;;[.E6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6:.R686]);IF(OR([.C686]=&quot;&quot;;[.D686]=&quot;&quot;;[.E6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7:.R687]);IF(OR([.C687]=&quot;&quot;;[.D687]=&quot;&quot;;[.E6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8:.R688]);IF(OR([.C688]=&quot;&quot;;[.D688]=&quot;&quot;;[.E6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89:.R689]);IF(OR([.C689]=&quot;&quot;;[.D689]=&quot;&quot;;[.E6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0:.R690]);IF(OR([.C690]=&quot;&quot;;[.D690]=&quot;&quot;;[.E6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1:.R691]);IF(OR([.C691]=&quot;&quot;;[.D691]=&quot;&quot;;[.E6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2:.R692]);IF(OR([.C692]=&quot;&quot;;[.D692]=&quot;&quot;;[.E6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3:.R693]);IF(OR([.C693]=&quot;&quot;;[.D693]=&quot;&quot;;[.E6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4:.R694]);IF(OR([.C694]=&quot;&quot;;[.D694]=&quot;&quot;;[.E6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5:.R695]);IF(OR([.C695]=&quot;&quot;;[.D695]=&quot;&quot;;[.E6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6:.R696]);IF(OR([.C696]=&quot;&quot;;[.D696]=&quot;&quot;;[.E6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7:.R697]);IF(OR([.C697]=&quot;&quot;;[.D697]=&quot;&quot;;[.E6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8:.R698]);IF(OR([.C698]=&quot;&quot;;[.D698]=&quot;&quot;;[.E6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699:.R699]);IF(OR([.C699]=&quot;&quot;;[.D699]=&quot;&quot;;[.E6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0:.R700]);IF(OR([.C700]=&quot;&quot;;[.D700]=&quot;&quot;;[.E70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1:.R701]);IF(OR([.C701]=&quot;&quot;;[.D701]=&quot;&quot;;[.E70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2:.R702]);IF(OR([.C702]=&quot;&quot;;[.D702]=&quot;&quot;;[.E70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3:.R703]);IF(OR([.C703]=&quot;&quot;;[.D703]=&quot;&quot;;[.E70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4:.R704]);IF(OR([.C704]=&quot;&quot;;[.D704]=&quot;&quot;;[.E70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5:.R705]);IF(OR([.C705]=&quot;&quot;;[.D705]=&quot;&quot;;[.E70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6:.R706]);IF(OR([.C706]=&quot;&quot;;[.D706]=&quot;&quot;;[.E70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7:.R707]);IF(OR([.C707]=&quot;&quot;;[.D707]=&quot;&quot;;[.E70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8:.R708]);IF(OR([.C708]=&quot;&quot;;[.D708]=&quot;&quot;;[.E70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09:.R709]);IF(OR([.C709]=&quot;&quot;;[.D709]=&quot;&quot;;[.E70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0:.R710]);IF(OR([.C710]=&quot;&quot;;[.D710]=&quot;&quot;;[.E7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1:.R711]);IF(OR([.C711]=&quot;&quot;;[.D711]=&quot;&quot;;[.E7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2:.R712]);IF(OR([.C712]=&quot;&quot;;[.D712]=&quot;&quot;;[.E7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3:.R713]);IF(OR([.C713]=&quot;&quot;;[.D713]=&quot;&quot;;[.E7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4:.R714]);IF(OR([.C714]=&quot;&quot;;[.D714]=&quot;&quot;;[.E7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5:.R715]);IF(OR([.C715]=&quot;&quot;;[.D715]=&quot;&quot;;[.E7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6:.R716]);IF(OR([.C716]=&quot;&quot;;[.D716]=&quot;&quot;;[.E7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7:.R717]);IF(OR([.C717]=&quot;&quot;;[.D717]=&quot;&quot;;[.E7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8:.R718]);IF(OR([.C718]=&quot;&quot;;[.D718]=&quot;&quot;;[.E7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19:.R719]);IF(OR([.C719]=&quot;&quot;;[.D719]=&quot;&quot;;[.E7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0:.R720]);IF(OR([.C720]=&quot;&quot;;[.D720]=&quot;&quot;;[.E7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1:.R721]);IF(OR([.C721]=&quot;&quot;;[.D721]=&quot;&quot;;[.E7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2:.R722]);IF(OR([.C722]=&quot;&quot;;[.D722]=&quot;&quot;;[.E7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3:.R723]);IF(OR([.C723]=&quot;&quot;;[.D723]=&quot;&quot;;[.E7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4:.R724]);IF(OR([.C724]=&quot;&quot;;[.D724]=&quot;&quot;;[.E7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5:.R725]);IF(OR([.C725]=&quot;&quot;;[.D725]=&quot;&quot;;[.E7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6:.R726]);IF(OR([.C726]=&quot;&quot;;[.D726]=&quot;&quot;;[.E7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7:.R727]);IF(OR([.C727]=&quot;&quot;;[.D727]=&quot;&quot;;[.E7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8:.R728]);IF(OR([.C728]=&quot;&quot;;[.D728]=&quot;&quot;;[.E7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29:.R729]);IF(OR([.C729]=&quot;&quot;;[.D729]=&quot;&quot;;[.E7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0:.R730]);IF(OR([.C730]=&quot;&quot;;[.D730]=&quot;&quot;;[.E7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1:.R731]);IF(OR([.C731]=&quot;&quot;;[.D731]=&quot;&quot;;[.E7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2:.R732]);IF(OR([.C732]=&quot;&quot;;[.D732]=&quot;&quot;;[.E7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3:.R733]);IF(OR([.C733]=&quot;&quot;;[.D733]=&quot;&quot;;[.E7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4:.R734]);IF(OR([.C734]=&quot;&quot;;[.D734]=&quot;&quot;;[.E7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5:.R735]);IF(OR([.C735]=&quot;&quot;;[.D735]=&quot;&quot;;[.E7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6:.R736]);IF(OR([.C736]=&quot;&quot;;[.D736]=&quot;&quot;;[.E7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7:.R737]);IF(OR([.C737]=&quot;&quot;;[.D737]=&quot;&quot;;[.E7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8:.R738]);IF(OR([.C738]=&quot;&quot;;[.D738]=&quot;&quot;;[.E7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39:.R739]);IF(OR([.C739]=&quot;&quot;;[.D739]=&quot;&quot;;[.E7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0:.R740]);IF(OR([.C740]=&quot;&quot;;[.D740]=&quot;&quot;;[.E7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1:.R741]);IF(OR([.C741]=&quot;&quot;;[.D741]=&quot;&quot;;[.E7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2:.R742]);IF(OR([.C742]=&quot;&quot;;[.D742]=&quot;&quot;;[.E7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3:.R743]);IF(OR([.C743]=&quot;&quot;;[.D743]=&quot;&quot;;[.E7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4:.R744]);IF(OR([.C744]=&quot;&quot;;[.D744]=&quot;&quot;;[.E7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5:.R745]);IF(OR([.C745]=&quot;&quot;;[.D745]=&quot;&quot;;[.E7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6:.R746]);IF(OR([.C746]=&quot;&quot;;[.D746]=&quot;&quot;;[.E7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7:.R747]);IF(OR([.C747]=&quot;&quot;;[.D747]=&quot;&quot;;[.E7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8:.R748]);IF(OR([.C748]=&quot;&quot;;[.D748]=&quot;&quot;;[.E7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49:.R749]);IF(OR([.C749]=&quot;&quot;;[.D749]=&quot;&quot;;[.E7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0:.R750]);IF(OR([.C750]=&quot;&quot;;[.D750]=&quot;&quot;;[.E7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1:.R751]);IF(OR([.C751]=&quot;&quot;;[.D751]=&quot;&quot;;[.E7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2:.R752]);IF(OR([.C752]=&quot;&quot;;[.D752]=&quot;&quot;;[.E7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3:.R753]);IF(OR([.C753]=&quot;&quot;;[.D753]=&quot;&quot;;[.E7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4:.R754]);IF(OR([.C754]=&quot;&quot;;[.D754]=&quot;&quot;;[.E7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5:.R755]);IF(OR([.C755]=&quot;&quot;;[.D755]=&quot;&quot;;[.E7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6:.R756]);IF(OR([.C756]=&quot;&quot;;[.D756]=&quot;&quot;;[.E7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7:.R757]);IF(OR([.C757]=&quot;&quot;;[.D757]=&quot;&quot;;[.E7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8:.R758]);IF(OR([.C758]=&quot;&quot;;[.D758]=&quot;&quot;;[.E7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59:.R759]);IF(OR([.C759]=&quot;&quot;;[.D759]=&quot;&quot;;[.E7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0:.R760]);IF(OR([.C760]=&quot;&quot;;[.D760]=&quot;&quot;;[.E7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1:.R761]);IF(OR([.C761]=&quot;&quot;;[.D761]=&quot;&quot;;[.E7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2:.R762]);IF(OR([.C762]=&quot;&quot;;[.D762]=&quot;&quot;;[.E7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3:.R763]);IF(OR([.C763]=&quot;&quot;;[.D763]=&quot;&quot;;[.E7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4:.R764]);IF(OR([.C764]=&quot;&quot;;[.D764]=&quot;&quot;;[.E7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5:.R765]);IF(OR([.C765]=&quot;&quot;;[.D765]=&quot;&quot;;[.E7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6:.R766]);IF(OR([.C766]=&quot;&quot;;[.D766]=&quot;&quot;;[.E7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7:.R767]);IF(OR([.C767]=&quot;&quot;;[.D767]=&quot;&quot;;[.E7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8:.R768]);IF(OR([.C768]=&quot;&quot;;[.D768]=&quot;&quot;;[.E7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69:.R769]);IF(OR([.C769]=&quot;&quot;;[.D769]=&quot;&quot;;[.E7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0:.R770]);IF(OR([.C770]=&quot;&quot;;[.D770]=&quot;&quot;;[.E7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1:.R771]);IF(OR([.C771]=&quot;&quot;;[.D771]=&quot;&quot;;[.E7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2:.R772]);IF(OR([.C772]=&quot;&quot;;[.D772]=&quot;&quot;;[.E7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3:.R773]);IF(OR([.C773]=&quot;&quot;;[.D773]=&quot;&quot;;[.E7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4:.R774]);IF(OR([.C774]=&quot;&quot;;[.D774]=&quot;&quot;;[.E7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5:.R775]);IF(OR([.C775]=&quot;&quot;;[.D775]=&quot;&quot;;[.E7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6:.R776]);IF(OR([.C776]=&quot;&quot;;[.D776]=&quot;&quot;;[.E7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7:.R777]);IF(OR([.C777]=&quot;&quot;;[.D777]=&quot;&quot;;[.E7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8:.R778]);IF(OR([.C778]=&quot;&quot;;[.D778]=&quot;&quot;;[.E7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79:.R779]);IF(OR([.C779]=&quot;&quot;;[.D779]=&quot;&quot;;[.E7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0:.R780]);IF(OR([.C780]=&quot;&quot;;[.D780]=&quot;&quot;;[.E7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1:.R781]);IF(OR([.C781]=&quot;&quot;;[.D781]=&quot;&quot;;[.E7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2:.R782]);IF(OR([.C782]=&quot;&quot;;[.D782]=&quot;&quot;;[.E7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3:.R783]);IF(OR([.C783]=&quot;&quot;;[.D783]=&quot;&quot;;[.E7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4:.R784]);IF(OR([.C784]=&quot;&quot;;[.D784]=&quot;&quot;;[.E7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5:.R785]);IF(OR([.C785]=&quot;&quot;;[.D785]=&quot;&quot;;[.E7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6:.R786]);IF(OR([.C786]=&quot;&quot;;[.D786]=&quot;&quot;;[.E7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7:.R787]);IF(OR([.C787]=&quot;&quot;;[.D787]=&quot;&quot;;[.E7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8:.R788]);IF(OR([.C788]=&quot;&quot;;[.D788]=&quot;&quot;;[.E7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89:.R789]);IF(OR([.C789]=&quot;&quot;;[.D789]=&quot;&quot;;[.E7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0:.R790]);IF(OR([.C790]=&quot;&quot;;[.D790]=&quot;&quot;;[.E7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1:.R791]);IF(OR([.C791]=&quot;&quot;;[.D791]=&quot;&quot;;[.E7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2:.R792]);IF(OR([.C792]=&quot;&quot;;[.D792]=&quot;&quot;;[.E7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3:.R793]);IF(OR([.C793]=&quot;&quot;;[.D793]=&quot;&quot;;[.E7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4:.R794]);IF(OR([.C794]=&quot;&quot;;[.D794]=&quot;&quot;;[.E7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5:.R795]);IF(OR([.C795]=&quot;&quot;;[.D795]=&quot;&quot;;[.E7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6:.R796]);IF(OR([.C796]=&quot;&quot;;[.D796]=&quot;&quot;;[.E7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7:.R797]);IF(OR([.C797]=&quot;&quot;;[.D797]=&quot;&quot;;[.E7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8:.R798]);IF(OR([.C798]=&quot;&quot;;[.D798]=&quot;&quot;;[.E7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799:.R799]);IF(OR([.C799]=&quot;&quot;;[.D799]=&quot;&quot;;[.E7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0:.R800]);IF(OR([.C800]=&quot;&quot;;[.D800]=&quot;&quot;;[.E80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1:.R801]);IF(OR([.C801]=&quot;&quot;;[.D801]=&quot;&quot;;[.E80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2:.R802]);IF(OR([.C802]=&quot;&quot;;[.D802]=&quot;&quot;;[.E80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3:.R803]);IF(OR([.C803]=&quot;&quot;;[.D803]=&quot;&quot;;[.E80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4:.R804]);IF(OR([.C804]=&quot;&quot;;[.D804]=&quot;&quot;;[.E80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5:.R805]);IF(OR([.C805]=&quot;&quot;;[.D805]=&quot;&quot;;[.E80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6:.R806]);IF(OR([.C806]=&quot;&quot;;[.D806]=&quot;&quot;;[.E80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7:.R807]);IF(OR([.C807]=&quot;&quot;;[.D807]=&quot;&quot;;[.E80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8:.R808]);IF(OR([.C808]=&quot;&quot;;[.D808]=&quot;&quot;;[.E80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09:.R809]);IF(OR([.C809]=&quot;&quot;;[.D809]=&quot;&quot;;[.E80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0:.R810]);IF(OR([.C810]=&quot;&quot;;[.D810]=&quot;&quot;;[.E8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1:.R811]);IF(OR([.C811]=&quot;&quot;;[.D811]=&quot;&quot;;[.E8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2:.R812]);IF(OR([.C812]=&quot;&quot;;[.D812]=&quot;&quot;;[.E8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3:.R813]);IF(OR([.C813]=&quot;&quot;;[.D813]=&quot;&quot;;[.E8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4:.R814]);IF(OR([.C814]=&quot;&quot;;[.D814]=&quot;&quot;;[.E8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5:.R815]);IF(OR([.C815]=&quot;&quot;;[.D815]=&quot;&quot;;[.E8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6:.R816]);IF(OR([.C816]=&quot;&quot;;[.D816]=&quot;&quot;;[.E8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7:.R817]);IF(OR([.C817]=&quot;&quot;;[.D817]=&quot;&quot;;[.E8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8:.R818]);IF(OR([.C818]=&quot;&quot;;[.D818]=&quot;&quot;;[.E8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19:.R819]);IF(OR([.C819]=&quot;&quot;;[.D819]=&quot;&quot;;[.E8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0:.R820]);IF(OR([.C820]=&quot;&quot;;[.D820]=&quot;&quot;;[.E8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1:.R821]);IF(OR([.C821]=&quot;&quot;;[.D821]=&quot;&quot;;[.E8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2:.R822]);IF(OR([.C822]=&quot;&quot;;[.D822]=&quot;&quot;;[.E8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3:.R823]);IF(OR([.C823]=&quot;&quot;;[.D823]=&quot;&quot;;[.E8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4:.R824]);IF(OR([.C824]=&quot;&quot;;[.D824]=&quot;&quot;;[.E8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5:.R825]);IF(OR([.C825]=&quot;&quot;;[.D825]=&quot;&quot;;[.E8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6:.R826]);IF(OR([.C826]=&quot;&quot;;[.D826]=&quot;&quot;;[.E8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7:.R827]);IF(OR([.C827]=&quot;&quot;;[.D827]=&quot;&quot;;[.E8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8:.R828]);IF(OR([.C828]=&quot;&quot;;[.D828]=&quot;&quot;;[.E8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29:.R829]);IF(OR([.C829]=&quot;&quot;;[.D829]=&quot;&quot;;[.E8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0:.R830]);IF(OR([.C830]=&quot;&quot;;[.D830]=&quot;&quot;;[.E8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1:.R831]);IF(OR([.C831]=&quot;&quot;;[.D831]=&quot;&quot;;[.E8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2:.R832]);IF(OR([.C832]=&quot;&quot;;[.D832]=&quot;&quot;;[.E8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3:.R833]);IF(OR([.C833]=&quot;&quot;;[.D833]=&quot;&quot;;[.E8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4:.R834]);IF(OR([.C834]=&quot;&quot;;[.D834]=&quot;&quot;;[.E8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5:.R835]);IF(OR([.C835]=&quot;&quot;;[.D835]=&quot;&quot;;[.E8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6:.R836]);IF(OR([.C836]=&quot;&quot;;[.D836]=&quot;&quot;;[.E8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7:.R837]);IF(OR([.C837]=&quot;&quot;;[.D837]=&quot;&quot;;[.E8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8:.R838]);IF(OR([.C838]=&quot;&quot;;[.D838]=&quot;&quot;;[.E8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39:.R839]);IF(OR([.C839]=&quot;&quot;;[.D839]=&quot;&quot;;[.E8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0:.R840]);IF(OR([.C840]=&quot;&quot;;[.D840]=&quot;&quot;;[.E8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1:.R841]);IF(OR([.C841]=&quot;&quot;;[.D841]=&quot;&quot;;[.E8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2:.R842]);IF(OR([.C842]=&quot;&quot;;[.D842]=&quot;&quot;;[.E8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3:.R843]);IF(OR([.C843]=&quot;&quot;;[.D843]=&quot;&quot;;[.E8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4:.R844]);IF(OR([.C844]=&quot;&quot;;[.D844]=&quot;&quot;;[.E8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5:.R845]);IF(OR([.C845]=&quot;&quot;;[.D845]=&quot;&quot;;[.E8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6:.R846]);IF(OR([.C846]=&quot;&quot;;[.D846]=&quot;&quot;;[.E8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7:.R847]);IF(OR([.C847]=&quot;&quot;;[.D847]=&quot;&quot;;[.E8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8:.R848]);IF(OR([.C848]=&quot;&quot;;[.D848]=&quot;&quot;;[.E8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49:.R849]);IF(OR([.C849]=&quot;&quot;;[.D849]=&quot;&quot;;[.E8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0:.R850]);IF(OR([.C850]=&quot;&quot;;[.D850]=&quot;&quot;;[.E8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1:.R851]);IF(OR([.C851]=&quot;&quot;;[.D851]=&quot;&quot;;[.E8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2:.R852]);IF(OR([.C852]=&quot;&quot;;[.D852]=&quot;&quot;;[.E8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3:.R853]);IF(OR([.C853]=&quot;&quot;;[.D853]=&quot;&quot;;[.E8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4:.R854]);IF(OR([.C854]=&quot;&quot;;[.D854]=&quot;&quot;;[.E8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5:.R855]);IF(OR([.C855]=&quot;&quot;;[.D855]=&quot;&quot;;[.E8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6:.R856]);IF(OR([.C856]=&quot;&quot;;[.D856]=&quot;&quot;;[.E8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7:.R857]);IF(OR([.C857]=&quot;&quot;;[.D857]=&quot;&quot;;[.E8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8:.R858]);IF(OR([.C858]=&quot;&quot;;[.D858]=&quot;&quot;;[.E8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59:.R859]);IF(OR([.C859]=&quot;&quot;;[.D859]=&quot;&quot;;[.E8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0:.R860]);IF(OR([.C860]=&quot;&quot;;[.D860]=&quot;&quot;;[.E8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1:.R861]);IF(OR([.C861]=&quot;&quot;;[.D861]=&quot;&quot;;[.E8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2:.R862]);IF(OR([.C862]=&quot;&quot;;[.D862]=&quot;&quot;;[.E8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3:.R863]);IF(OR([.C863]=&quot;&quot;;[.D863]=&quot;&quot;;[.E8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4:.R864]);IF(OR([.C864]=&quot;&quot;;[.D864]=&quot;&quot;;[.E8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5:.R865]);IF(OR([.C865]=&quot;&quot;;[.D865]=&quot;&quot;;[.E8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6:.R866]);IF(OR([.C866]=&quot;&quot;;[.D866]=&quot;&quot;;[.E8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7:.R867]);IF(OR([.C867]=&quot;&quot;;[.D867]=&quot;&quot;;[.E8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8:.R868]);IF(OR([.C868]=&quot;&quot;;[.D868]=&quot;&quot;;[.E8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69:.R869]);IF(OR([.C869]=&quot;&quot;;[.D869]=&quot;&quot;;[.E8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0:.R870]);IF(OR([.C870]=&quot;&quot;;[.D870]=&quot;&quot;;[.E8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1:.R871]);IF(OR([.C871]=&quot;&quot;;[.D871]=&quot;&quot;;[.E8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2:.R872]);IF(OR([.C872]=&quot;&quot;;[.D872]=&quot;&quot;;[.E8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3:.R873]);IF(OR([.C873]=&quot;&quot;;[.D873]=&quot;&quot;;[.E8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4:.R874]);IF(OR([.C874]=&quot;&quot;;[.D874]=&quot;&quot;;[.E8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5:.R875]);IF(OR([.C875]=&quot;&quot;;[.D875]=&quot;&quot;;[.E8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6:.R876]);IF(OR([.C876]=&quot;&quot;;[.D876]=&quot;&quot;;[.E8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7:.R877]);IF(OR([.C877]=&quot;&quot;;[.D877]=&quot;&quot;;[.E8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8:.R878]);IF(OR([.C878]=&quot;&quot;;[.D878]=&quot;&quot;;[.E8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79:.R879]);IF(OR([.C879]=&quot;&quot;;[.D879]=&quot;&quot;;[.E8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0:.R880]);IF(OR([.C880]=&quot;&quot;;[.D880]=&quot;&quot;;[.E8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1:.R881]);IF(OR([.C881]=&quot;&quot;;[.D881]=&quot;&quot;;[.E8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2:.R882]);IF(OR([.C882]=&quot;&quot;;[.D882]=&quot;&quot;;[.E8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3:.R883]);IF(OR([.C883]=&quot;&quot;;[.D883]=&quot;&quot;;[.E8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4:.R884]);IF(OR([.C884]=&quot;&quot;;[.D884]=&quot;&quot;;[.E8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5:.R885]);IF(OR([.C885]=&quot;&quot;;[.D885]=&quot;&quot;;[.E8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6:.R886]);IF(OR([.C886]=&quot;&quot;;[.D886]=&quot;&quot;;[.E8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7:.R887]);IF(OR([.C887]=&quot;&quot;;[.D887]=&quot;&quot;;[.E8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8:.R888]);IF(OR([.C888]=&quot;&quot;;[.D888]=&quot;&quot;;[.E8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89:.R889]);IF(OR([.C889]=&quot;&quot;;[.D889]=&quot;&quot;;[.E8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0:.R890]);IF(OR([.C890]=&quot;&quot;;[.D890]=&quot;&quot;;[.E8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1:.R891]);IF(OR([.C891]=&quot;&quot;;[.D891]=&quot;&quot;;[.E8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2:.R892]);IF(OR([.C892]=&quot;&quot;;[.D892]=&quot;&quot;;[.E8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3:.R893]);IF(OR([.C893]=&quot;&quot;;[.D893]=&quot;&quot;;[.E8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4:.R894]);IF(OR([.C894]=&quot;&quot;;[.D894]=&quot;&quot;;[.E8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5:.R895]);IF(OR([.C895]=&quot;&quot;;[.D895]=&quot;&quot;;[.E8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6:.R896]);IF(OR([.C896]=&quot;&quot;;[.D896]=&quot;&quot;;[.E8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7:.R897]);IF(OR([.C897]=&quot;&quot;;[.D897]=&quot;&quot;;[.E8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8:.R898]);IF(OR([.C898]=&quot;&quot;;[.D898]=&quot;&quot;;[.E8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899:.R899]);IF(OR([.C899]=&quot;&quot;;[.D899]=&quot;&quot;;[.E8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0:.R900]);IF(OR([.C900]=&quot;&quot;;[.D900]=&quot;&quot;;[.E90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1:.R901]);IF(OR([.C901]=&quot;&quot;;[.D901]=&quot;&quot;;[.E90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2:.R902]);IF(OR([.C902]=&quot;&quot;;[.D902]=&quot;&quot;;[.E90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3:.R903]);IF(OR([.C903]=&quot;&quot;;[.D903]=&quot;&quot;;[.E90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4:.R904]);IF(OR([.C904]=&quot;&quot;;[.D904]=&quot;&quot;;[.E90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5:.R905]);IF(OR([.C905]=&quot;&quot;;[.D905]=&quot;&quot;;[.E90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6:.R906]);IF(OR([.C906]=&quot;&quot;;[.D906]=&quot;&quot;;[.E90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7:.R907]);IF(OR([.C907]=&quot;&quot;;[.D907]=&quot;&quot;;[.E90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8:.R908]);IF(OR([.C908]=&quot;&quot;;[.D908]=&quot;&quot;;[.E90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09:.R909]);IF(OR([.C909]=&quot;&quot;;[.D909]=&quot;&quot;;[.E90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0:.R910]);IF(OR([.C910]=&quot;&quot;;[.D910]=&quot;&quot;;[.E91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1:.R911]);IF(OR([.C911]=&quot;&quot;;[.D911]=&quot;&quot;;[.E91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2:.R912]);IF(OR([.C912]=&quot;&quot;;[.D912]=&quot;&quot;;[.E91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3:.R913]);IF(OR([.C913]=&quot;&quot;;[.D913]=&quot;&quot;;[.E91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4:.R914]);IF(OR([.C914]=&quot;&quot;;[.D914]=&quot;&quot;;[.E91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5:.R915]);IF(OR([.C915]=&quot;&quot;;[.D915]=&quot;&quot;;[.E91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6:.R916]);IF(OR([.C916]=&quot;&quot;;[.D916]=&quot;&quot;;[.E91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7:.R917]);IF(OR([.C917]=&quot;&quot;;[.D917]=&quot;&quot;;[.E91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8:.R918]);IF(OR([.C918]=&quot;&quot;;[.D918]=&quot;&quot;;[.E91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19:.R919]);IF(OR([.C919]=&quot;&quot;;[.D919]=&quot;&quot;;[.E91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0:.R920]);IF(OR([.C920]=&quot;&quot;;[.D920]=&quot;&quot;;[.E92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1:.R921]);IF(OR([.C921]=&quot;&quot;;[.D921]=&quot;&quot;;[.E92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2:.R922]);IF(OR([.C922]=&quot;&quot;;[.D922]=&quot;&quot;;[.E92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3:.R923]);IF(OR([.C923]=&quot;&quot;;[.D923]=&quot;&quot;;[.E92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4:.R924]);IF(OR([.C924]=&quot;&quot;;[.D924]=&quot;&quot;;[.E92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5:.R925]);IF(OR([.C925]=&quot;&quot;;[.D925]=&quot;&quot;;[.E92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6:.R926]);IF(OR([.C926]=&quot;&quot;;[.D926]=&quot;&quot;;[.E92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7:.R927]);IF(OR([.C927]=&quot;&quot;;[.D927]=&quot;&quot;;[.E92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8:.R928]);IF(OR([.C928]=&quot;&quot;;[.D928]=&quot;&quot;;[.E92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29:.R929]);IF(OR([.C929]=&quot;&quot;;[.D929]=&quot;&quot;;[.E92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0:.R930]);IF(OR([.C930]=&quot;&quot;;[.D930]=&quot;&quot;;[.E93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1:.R931]);IF(OR([.C931]=&quot;&quot;;[.D931]=&quot;&quot;;[.E93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2:.R932]);IF(OR([.C932]=&quot;&quot;;[.D932]=&quot;&quot;;[.E93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3:.R933]);IF(OR([.C933]=&quot;&quot;;[.D933]=&quot;&quot;;[.E93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4:.R934]);IF(OR([.C934]=&quot;&quot;;[.D934]=&quot;&quot;;[.E93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5:.R935]);IF(OR([.C935]=&quot;&quot;;[.D935]=&quot;&quot;;[.E93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6:.R936]);IF(OR([.C936]=&quot;&quot;;[.D936]=&quot;&quot;;[.E93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7:.R937]);IF(OR([.C937]=&quot;&quot;;[.D937]=&quot;&quot;;[.E93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8:.R938]);IF(OR([.C938]=&quot;&quot;;[.D938]=&quot;&quot;;[.E93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39:.R939]);IF(OR([.C939]=&quot;&quot;;[.D939]=&quot;&quot;;[.E93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0:.R940]);IF(OR([.C940]=&quot;&quot;;[.D940]=&quot;&quot;;[.E94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1:.R941]);IF(OR([.C941]=&quot;&quot;;[.D941]=&quot;&quot;;[.E94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2:.R942]);IF(OR([.C942]=&quot;&quot;;[.D942]=&quot;&quot;;[.E94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3:.R943]);IF(OR([.C943]=&quot;&quot;;[.D943]=&quot;&quot;;[.E94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4:.R944]);IF(OR([.C944]=&quot;&quot;;[.D944]=&quot;&quot;;[.E94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5:.R945]);IF(OR([.C945]=&quot;&quot;;[.D945]=&quot;&quot;;[.E94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6:.R946]);IF(OR([.C946]=&quot;&quot;;[.D946]=&quot;&quot;;[.E94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7:.R947]);IF(OR([.C947]=&quot;&quot;;[.D947]=&quot;&quot;;[.E94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8:.R948]);IF(OR([.C948]=&quot;&quot;;[.D948]=&quot;&quot;;[.E94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49:.R949]);IF(OR([.C949]=&quot;&quot;;[.D949]=&quot;&quot;;[.E94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0:.R950]);IF(OR([.C950]=&quot;&quot;;[.D950]=&quot;&quot;;[.E95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1:.R951]);IF(OR([.C951]=&quot;&quot;;[.D951]=&quot;&quot;;[.E95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2:.R952]);IF(OR([.C952]=&quot;&quot;;[.D952]=&quot;&quot;;[.E95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3:.R953]);IF(OR([.C953]=&quot;&quot;;[.D953]=&quot;&quot;;[.E95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4:.R954]);IF(OR([.C954]=&quot;&quot;;[.D954]=&quot;&quot;;[.E95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5:.R955]);IF(OR([.C955]=&quot;&quot;;[.D955]=&quot;&quot;;[.E95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6:.R956]);IF(OR([.C956]=&quot;&quot;;[.D956]=&quot;&quot;;[.E95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7:.R957]);IF(OR([.C957]=&quot;&quot;;[.D957]=&quot;&quot;;[.E95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8:.R958]);IF(OR([.C958]=&quot;&quot;;[.D958]=&quot;&quot;;[.E95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59:.R959]);IF(OR([.C959]=&quot;&quot;;[.D959]=&quot;&quot;;[.E95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0:.R960]);IF(OR([.C960]=&quot;&quot;;[.D960]=&quot;&quot;;[.E96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1:.R961]);IF(OR([.C961]=&quot;&quot;;[.D961]=&quot;&quot;;[.E96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2:.R962]);IF(OR([.C962]=&quot;&quot;;[.D962]=&quot;&quot;;[.E96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3:.R963]);IF(OR([.C963]=&quot;&quot;;[.D963]=&quot;&quot;;[.E96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4:.R964]);IF(OR([.C964]=&quot;&quot;;[.D964]=&quot;&quot;;[.E96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5:.R965]);IF(OR([.C965]=&quot;&quot;;[.D965]=&quot;&quot;;[.E96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6:.R966]);IF(OR([.C966]=&quot;&quot;;[.D966]=&quot;&quot;;[.E96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7:.R967]);IF(OR([.C967]=&quot;&quot;;[.D967]=&quot;&quot;;[.E96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8:.R968]);IF(OR([.C968]=&quot;&quot;;[.D968]=&quot;&quot;;[.E96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69:.R969]);IF(OR([.C969]=&quot;&quot;;[.D969]=&quot;&quot;;[.E96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0:.R970]);IF(OR([.C970]=&quot;&quot;;[.D970]=&quot;&quot;;[.E97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1:.R971]);IF(OR([.C971]=&quot;&quot;;[.D971]=&quot;&quot;;[.E97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2:.R972]);IF(OR([.C972]=&quot;&quot;;[.D972]=&quot;&quot;;[.E97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3:.R973]);IF(OR([.C973]=&quot;&quot;;[.D973]=&quot;&quot;;[.E97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4:.R974]);IF(OR([.C974]=&quot;&quot;;[.D974]=&quot;&quot;;[.E97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5:.R975]);IF(OR([.C975]=&quot;&quot;;[.D975]=&quot;&quot;;[.E97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6:.R976]);IF(OR([.C976]=&quot;&quot;;[.D976]=&quot;&quot;;[.E97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7:.R977]);IF(OR([.C977]=&quot;&quot;;[.D977]=&quot;&quot;;[.E97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8:.R978]);IF(OR([.C978]=&quot;&quot;;[.D978]=&quot;&quot;;[.E97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79:.R979]);IF(OR([.C979]=&quot;&quot;;[.D979]=&quot;&quot;;[.E97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0:.R980]);IF(OR([.C980]=&quot;&quot;;[.D980]=&quot;&quot;;[.E98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1:.R981]);IF(OR([.C981]=&quot;&quot;;[.D981]=&quot;&quot;;[.E98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2:.R982]);IF(OR([.C982]=&quot;&quot;;[.D982]=&quot;&quot;;[.E98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3:.R983]);IF(OR([.C983]=&quot;&quot;;[.D983]=&quot;&quot;;[.E98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4:.R984]);IF(OR([.C984]=&quot;&quot;;[.D984]=&quot;&quot;;[.E98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5:.R985]);IF(OR([.C985]=&quot;&quot;;[.D985]=&quot;&quot;;[.E98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6:.R986]);IF(OR([.C986]=&quot;&quot;;[.D986]=&quot;&quot;;[.E98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7:.R987]);IF(OR([.C987]=&quot;&quot;;[.D987]=&quot;&quot;;[.E98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8:.R988]);IF(OR([.C988]=&quot;&quot;;[.D988]=&quot;&quot;;[.E98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89:.R989]);IF(OR([.C989]=&quot;&quot;;[.D989]=&quot;&quot;;[.E98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0:.R990]);IF(OR([.C990]=&quot;&quot;;[.D990]=&quot;&quot;;[.E990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1:.R991]);IF(OR([.C991]=&quot;&quot;;[.D991]=&quot;&quot;;[.E991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2:.R992]);IF(OR([.C992]=&quot;&quot;;[.D992]=&quot;&quot;;[.E992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3:.R993]);IF(OR([.C993]=&quot;&quot;;[.D993]=&quot;&quot;;[.E993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4:.R994]);IF(OR([.C994]=&quot;&quot;;[.D994]=&quot;&quot;;[.E994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5:.R995]);IF(OR([.C995]=&quot;&quot;;[.D995]=&quot;&quot;;[.E995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6:.R996]);IF(OR([.C996]=&quot;&quot;;[.D996]=&quot;&quot;;[.E996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7:.R997]);IF(OR([.C997]=&quot;&quot;;[.D997]=&quot;&quot;;[.E997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8:.R998]);IF(OR([.C998]=&quot;&quot;;[.D998]=&quot;&quot;;[.E998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999:.R999]);IF(OR([.C999]=&quot;&quot;;[.D999]=&quot;&quot;;[.E999]=&quot;&quot;);&quot;必填欄位必須填寫&quot;;&quot;&quot;);&quot;&quot;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7"/>
          <table:table-cell table:style-name="ce9" table:content-validation-name="val2"/>
          <table:table-cell table:style-name="ce10" table:content-validation-name="val4"/>
          <table:table-cell table:style-name="ce13" table:number-columns-repeated="2"/>
          <table:table-cell table:style-name="ce13" table:content-validation-name="val7"/>
          <table:table-cell table:style-name="ce13" table:number-columns-repeated="5"/>
          <table:table-cell table:style-name="ce17" table:content-validation-name="val9"/>
          <table:table-cell table:style-name="ce17" table:content-validation-name="val11"/>
          <table:table-cell table:style-name="ce17" table:number-columns-repeated="3"/>
          <table:table-cell table:formula="of:=IF(COUNTA([.A1000:.R1000]);IF(OR([.C1000]=&quot;&quot;;[.D1000]=&quot;&quot;;[.E1000]=&quot;&quot;);&quot;必填欄位必須填寫&quot;;&quot;&quot;);&quot;&quot;)">
            <text:p/>
          </table:table-cell>
          <table:table-cell table:number-columns-repeated="1005"/>
        </table:table-row>
        <table:table-row table:style-name="ro3" table:number-rows-repeated="64536">
          <table:table-cell table:number-columns-repeated="6"/>
          <table:table-cell table:content-validation-name="val5"/>
          <table:table-cell table:content-validation-name="val6"/>
          <table:table-cell table:number-columns-repeated="1016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代碼" table:style-name="ta2" table:protected="true" table:protection-key="m4o6FeFjajAf55e+lPtQ6dtruoE=">
        <table:table-column table:style-name="co14" table:default-cell-style-name="ce20"/>
        <table:table-column table:style-name="co15" table:number-columns-repeated="3" table:default-cell-style-name="ce20"/>
        <table:table-column table:style-name="co16" table:default-cell-style-name="ce20"/>
        <table:table-column table:style-name="co15" table:default-cell-style-name="ce20"/>
        <table:table-column table:style-name="co13" table:default-cell-style-name="ce20"/>
        <table:table-column table:style-name="co15" table:default-cell-style-name="ce20"/>
        <table:table-column table:style-name="co13" table:default-cell-style-name="ce20"/>
        <table:table-column table:style-name="co15" table:default-cell-style-name="ce20"/>
        <table:table-column table:style-name="co13" table:number-columns-repeated="2" table:default-cell-style-name="ce20"/>
        <table:table-column table:style-name="co15" table:number-columns-repeated="2" table:default-cell-style-name="ce20"/>
        <table:table-column table:style-name="co13" table:default-cell-style-name="ce20"/>
        <table:table-column table:style-name="co17" table:default-cell-style-name="ce20"/>
        <table:table-column table:style-name="co18" table:default-cell-style-name="ce20"/>
        <table:table-column table:style-name="co13" table:number-columns-repeated="2" table:default-cell-style-name="ce20"/>
        <table:table-column table:style-name="co15" table:number-columns-repeated="2" table:default-cell-style-name="ce20"/>
        <table:table-column table:style-name="co13" table:number-columns-repeated="1003" table:default-cell-style-name="ce20"/>
        <table:table-row table:style-name="ro4">
          <table:table-cell office:value-type="string">
            <text:p>廠商類型1</text:p>
          </table:table-cell>
          <table:table-cell office:value-type="string">
            <text:p>臺北市</text:p>
          </table:table-cell>
          <table:table-cell office:value-type="string">
            <text:p>基隆市</text:p>
          </table:table-cell>
          <table:table-cell office:value-type="string">
            <text:p>新北市</text:p>
          </table:table-cell>
          <table:table-cell office:value-type="string">
            <text:p>宜蘭縣</text:p>
          </table:table-cell>
          <table:table-cell office:value-type="string">
            <text:p>新竹市</text:p>
          </table:table-cell>
          <table:table-cell office:value-type="string">
            <text:p>新竹縣</text:p>
          </table:table-cell>
          <table:table-cell office:value-type="string">
            <text:p>桃園市</text:p>
          </table:table-cell>
          <table:table-cell office:value-type="string">
            <text:p>苗栗縣</text:p>
          </table:table-cell>
          <table:table-cell office:value-type="string">
            <text:p>臺中市</text:p>
          </table:table-cell>
          <table:table-cell office:value-type="string">
            <text:p>彰化縣</text:p>
          </table:table-cell>
          <table:table-cell office:value-type="string">
            <text:p>南投縣</text:p>
          </table:table-cell>
          <table:table-cell office:value-type="string">
            <text:p>嘉義市</text:p>
          </table:table-cell>
          <table:table-cell office:value-type="string">
            <text:p>嘉義縣</text:p>
          </table:table-cell>
          <table:table-cell office:value-type="string">
            <text:p>雲林縣</text:p>
          </table:table-cell>
          <table:table-cell office:value-type="string">
            <text:p>臺南市</text:p>
          </table:table-cell>
          <table:table-cell office:value-type="string">
            <text:p>高雄市</text:p>
          </table:table-cell>
          <table:table-cell office:value-type="string">
            <text:p>南海諸島</text:p>
          </table:table-cell>
          <table:table-cell office:value-type="string">
            <text:p>澎湖縣</text:p>
          </table:table-cell>
          <table:table-cell office:value-type="string">
            <text:p>屏東縣</text:p>
          </table:table-cell>
          <table:table-cell office:value-type="string">
            <text:p>臺東縣</text:p>
          </table:table-cell>
          <table:table-cell office:value-type="string">
            <text:p>花蓮縣</text:p>
          </table:table-cell>
          <table:table-cell office:value-type="string">
            <text:p>金門縣</text:p>
          </table:table-cell>
          <table:table-cell office:value-type="string">
            <text:p>連江縣</text:p>
          </table:table-cell>
          <table:table-cell table:number-columns-repeated="1000"/>
        </table:table-row>
        <table:table-row table:style-name="ro4">
          <table:table-cell office:value-type="string">
            <text:p>0：本地廠商</text:p>
          </table:table-cell>
          <table:table-cell office:value-type="string">
            <text:p>中正區 100</text:p>
          </table:table-cell>
          <table:table-cell office:value-type="string">
            <text:p>仁愛區 200</text:p>
          </table:table-cell>
          <table:table-cell office:value-type="string">
            <text:p>萬里區 207</text:p>
          </table:table-cell>
          <table:table-cell office:value-type="string">
            <text:p>宜蘭 260</text:p>
          </table:table-cell>
          <table:table-cell office:value-type="string">
            <text:p>新竹市 300</text:p>
          </table:table-cell>
          <table:table-cell office:value-type="string">
            <text:p>竹北 302</text:p>
          </table:table-cell>
          <table:table-cell office:value-type="string">
            <text:p>中壢區 320</text:p>
          </table:table-cell>
          <table:table-cell office:value-type="string">
            <text:p>竹南 350</text:p>
          </table:table-cell>
          <table:table-cell office:value-type="string">
            <text:p>中區 400</text:p>
          </table:table-cell>
          <table:table-cell office:value-type="string">
            <text:p>彰化 500</text:p>
          </table:table-cell>
          <table:table-cell office:value-type="string">
            <text:p>南投 540</text:p>
          </table:table-cell>
          <table:table-cell office:value-type="string">
            <text:p>嘉義市 600</text:p>
          </table:table-cell>
          <table:table-cell office:value-type="string">
            <text:p>番路 602</text:p>
          </table:table-cell>
          <table:table-cell office:value-type="string">
            <text:p>斗南 630</text:p>
          </table:table-cell>
          <table:table-cell office:value-type="string">
            <text:p>中西 區 700</text:p>
          </table:table-cell>
          <table:table-cell office:value-type="string">
            <text:p>新興區 800</text:p>
          </table:table-cell>
          <table:table-cell office:value-type="string">
            <text:p>東 沙 817</text:p>
          </table:table-cell>
          <table:table-cell office:value-type="string">
            <text:p>馬公 880</text:p>
          </table:table-cell>
          <table:table-cell office:value-type="string">
            <text:p>屏東 900</text:p>
          </table:table-cell>
          <table:table-cell office:value-type="string">
            <text:p>臺東 950</text:p>
          </table:table-cell>
          <table:table-cell office:value-type="string">
            <text:p>花蓮 970</text:p>
          </table:table-cell>
          <table:table-cell office:value-type="string">
            <text:p>金沙 890</text:p>
          </table:table-cell>
          <table:table-cell office:value-type="string">
            <text:p>南竿 209</text:p>
          </table:table-cell>
          <table:table-cell table:number-columns-repeated="1000"/>
        </table:table-row>
        <table:table-row table:style-name="ro4">
          <table:table-cell office:value-type="string">
            <text:p>1：進口廠商</text:p>
          </table:table-cell>
          <table:table-cell office:value-type="string">
            <text:p>大同區 103</text:p>
          </table:table-cell>
          <table:table-cell office:value-type="string">
            <text:p>信義區 201</text:p>
          </table:table-cell>
          <table:table-cell office:value-type="string">
            <text:p>金山區 208</text:p>
          </table:table-cell>
          <table:table-cell office:value-type="string">
            <text:p>頭城 261</text:p>
          </table:table-cell>
          <table:table-cell/>
          <table:table-cell office:value-type="string">
            <text:p>湖口 303</text:p>
          </table:table-cell>
          <table:table-cell office:value-type="string">
            <text:p>平鎮區 324</text:p>
          </table:table-cell>
          <table:table-cell office:value-type="string">
            <text:p>頭份 351</text:p>
          </table:table-cell>
          <table:table-cell office:value-type="string">
            <text:p>東區 401</text:p>
          </table:table-cell>
          <table:table-cell office:value-type="string">
            <text:p>芬園 502</text:p>
          </table:table-cell>
          <table:table-cell office:value-type="string">
            <text:p>中寮 541</text:p>
          </table:table-cell>
          <table:table-cell/>
          <table:table-cell office:value-type="string">
            <text:p>梅山 603</text:p>
          </table:table-cell>
          <table:table-cell office:value-type="string">
            <text:p>大埤 631</text:p>
          </table:table-cell>
          <table:table-cell office:value-type="string">
            <text:p>東區 701</text:p>
          </table:table-cell>
          <table:table-cell office:value-type="string">
            <text:p>前金區 801</text:p>
          </table:table-cell>
          <table:table-cell office:value-type="string">
            <text:p>南 沙 819</text:p>
          </table:table-cell>
          <table:table-cell office:value-type="string">
            <text:p>西嶼 881</text:p>
          </table:table-cell>
          <table:table-cell office:value-type="string">
            <text:p>三地門 901</text:p>
          </table:table-cell>
          <table:table-cell office:value-type="string">
            <text:p>綠島 951</text:p>
          </table:table-cell>
          <table:table-cell office:value-type="string">
            <text:p>新城 971</text:p>
          </table:table-cell>
          <table:table-cell office:value-type="string">
            <text:p>金湖 891</text:p>
          </table:table-cell>
          <table:table-cell office:value-type="string">
            <text:p>北竿 210</text:p>
          </table:table-cell>
          <table:table-cell table:number-columns-repeated="1000"/>
        </table:table-row>
        <table:table-row table:style-name="ro4">
          <table:table-cell/>
          <table:table-cell office:value-type="string">
            <text:p>中山區 104</text:p>
          </table:table-cell>
          <table:table-cell office:value-type="string">
            <text:p>中正區 202</text:p>
          </table:table-cell>
          <table:table-cell office:value-type="string">
            <text:p>板橋區 220</text:p>
          </table:table-cell>
          <table:table-cell office:value-type="string">
            <text:p>礁溪 262</text:p>
          </table:table-cell>
          <table:table-cell/>
          <table:table-cell office:value-type="string">
            <text:p>新豐 304</text:p>
          </table:table-cell>
          <table:table-cell office:value-type="string">
            <text:p>龍潭區 325</text:p>
          </table:table-cell>
          <table:table-cell office:value-type="string">
            <text:p>三灣 352</text:p>
          </table:table-cell>
          <table:table-cell office:value-type="string">
            <text:p>南區 402</text:p>
          </table:table-cell>
          <table:table-cell office:value-type="string">
            <text:p>花壇 503</text:p>
          </table:table-cell>
          <table:table-cell office:value-type="string">
            <text:p>草屯 542</text:p>
          </table:table-cell>
          <table:table-cell/>
          <table:table-cell office:value-type="string">
            <text:p>竹崎 604</text:p>
          </table:table-cell>
          <table:table-cell office:value-type="string">
            <text:p>虎尾 632</text:p>
          </table:table-cell>
          <table:table-cell office:value-type="string">
            <text:p>南區 702</text:p>
          </table:table-cell>
          <table:table-cell office:value-type="string">
            <text:p>苓雅區 802</text:p>
          </table:table-cell>
          <table:table-cell/>
          <table:table-cell office:value-type="string">
            <text:p>望安 882</text:p>
          </table:table-cell>
          <table:table-cell office:value-type="string">
            <text:p>霧臺 902</text:p>
          </table:table-cell>
          <table:table-cell office:value-type="string">
            <text:p>蘭嶼 952</text:p>
          </table:table-cell>
          <table:table-cell office:value-type="string">
            <text:p>秀林 972</text:p>
          </table:table-cell>
          <table:table-cell office:value-type="string">
            <text:p>金寧 892</text:p>
          </table:table-cell>
          <table:table-cell office:value-type="string">
            <text:p>莒光 211</text:p>
          </table:table-cell>
          <table:table-cell table:number-columns-repeated="1000"/>
        </table:table-row>
        <table:table-row table:style-name="ro4">
          <table:table-cell/>
          <table:table-cell office:value-type="string">
            <text:p>松山區 105</text:p>
          </table:table-cell>
          <table:table-cell office:value-type="string">
            <text:p>中山區 203</text:p>
          </table:table-cell>
          <table:table-cell office:value-type="string">
            <text:p>汐止區 221</text:p>
          </table:table-cell>
          <table:table-cell office:value-type="string">
            <text:p>壯圍 263</text:p>
          </table:table-cell>
          <table:table-cell/>
          <table:table-cell office:value-type="string">
            <text:p>新埔 305</text:p>
          </table:table-cell>
          <table:table-cell office:value-type="string">
            <text:p>楊梅區 326</text:p>
          </table:table-cell>
          <table:table-cell office:value-type="string">
            <text:p>南庄 353</text:p>
          </table:table-cell>
          <table:table-cell office:value-type="string">
            <text:p>西區 403</text:p>
          </table:table-cell>
          <table:table-cell office:value-type="string">
            <text:p>秀水 504</text:p>
          </table:table-cell>
          <table:table-cell office:value-type="string">
            <text:p>國姓 544</text:p>
          </table:table-cell>
          <table:table-cell/>
          <table:table-cell office:value-type="string">
            <text:p>阿里山 605</text:p>
          </table:table-cell>
          <table:table-cell office:value-type="string">
            <text:p>土庫 633</text:p>
          </table:table-cell>
          <table:table-cell office:value-type="string">
            <text:p>北區 704</text:p>
          </table:table-cell>
          <table:table-cell office:value-type="string">
            <text:p>鹽埕區 803</text:p>
          </table:table-cell>
          <table:table-cell/>
          <table:table-cell office:value-type="string">
            <text:p>七美 883</text:p>
          </table:table-cell>
          <table:table-cell office:value-type="string">
            <text:p>瑪家 903</text:p>
          </table:table-cell>
          <table:table-cell office:value-type="string">
            <text:p>延平 953</text:p>
          </table:table-cell>
          <table:table-cell office:value-type="string">
            <text:p>吉安 973</text:p>
          </table:table-cell>
          <table:table-cell office:value-type="string">
            <text:p>金城 893</text:p>
          </table:table-cell>
          <table:table-cell office:value-type="string">
            <text:p>東引 212</text:p>
          </table:table-cell>
          <table:table-cell table:number-columns-repeated="1000"/>
        </table:table-row>
        <table:table-row table:style-name="ro4">
          <table:table-cell/>
          <table:table-cell office:value-type="string">
            <text:p>大安區 106</text:p>
          </table:table-cell>
          <table:table-cell office:value-type="string">
            <text:p>安樂區 204</text:p>
          </table:table-cell>
          <table:table-cell office:value-type="string">
            <text:p>深坑區 222</text:p>
          </table:table-cell>
          <table:table-cell office:value-type="string">
            <text:p>員山 264</text:p>
          </table:table-cell>
          <table:table-cell/>
          <table:table-cell office:value-type="string">
            <text:p>關西 306</text:p>
          </table:table-cell>
          <table:table-cell office:value-type="string">
            <text:p>新屋區 327</text:p>
          </table:table-cell>
          <table:table-cell office:value-type="string">
            <text:p>獅潭 354</text:p>
          </table:table-cell>
          <table:table-cell office:value-type="string">
            <text:p>北區 404</text:p>
          </table:table-cell>
          <table:table-cell office:value-type="string">
            <text:p>鹿港 505</text:p>
          </table:table-cell>
          <table:table-cell office:value-type="string">
            <text:p>埔里 545</text:p>
          </table:table-cell>
          <table:table-cell/>
          <table:table-cell office:value-type="string">
            <text:p>中埔 606</text:p>
          </table:table-cell>
          <table:table-cell office:value-type="string">
            <text:p>褒忠 634</text:p>
          </table:table-cell>
          <table:table-cell office:value-type="string">
            <text:p>安平區 708</text:p>
          </table:table-cell>
          <table:table-cell office:value-type="string">
            <text:p>鼓山區 804</text:p>
          </table:table-cell>
          <table:table-cell/>
          <table:table-cell office:value-type="string">
            <text:p>白沙 884</text:p>
          </table:table-cell>
          <table:table-cell office:value-type="string">
            <text:p>九如 904</text:p>
          </table:table-cell>
          <table:table-cell office:value-type="string">
            <text:p>卑南 954</text:p>
          </table:table-cell>
          <table:table-cell office:value-type="string">
            <text:p>壽豐 974</text:p>
          </table:table-cell>
          <table:table-cell office:value-type="string">
            <text:p>烈嶼 894</text:p>
          </table:table-cell>
          <table:table-cell table:number-columns-repeated="1001"/>
        </table:table-row>
        <table:table-row table:style-name="ro4">
          <table:table-cell/>
          <table:table-cell office:value-type="string">
            <text:p>萬華區 108</text:p>
          </table:table-cell>
          <table:table-cell office:value-type="string">
            <text:p>暖暖區 205</text:p>
          </table:table-cell>
          <table:table-cell office:value-type="string">
            <text:p>石碇區 223</text:p>
          </table:table-cell>
          <table:table-cell office:value-type="string">
            <text:p>羅東 265</text:p>
          </table:table-cell>
          <table:table-cell/>
          <table:table-cell office:value-type="string">
            <text:p>芎林 307</text:p>
          </table:table-cell>
          <table:table-cell office:value-type="string">
            <text:p>觀音區 328</text:p>
          </table:table-cell>
          <table:table-cell office:value-type="string">
            <text:p>後龍 356</text:p>
          </table:table-cell>
          <table:table-cell office:value-type="string">
            <text:p>北屯區 406</text:p>
          </table:table-cell>
          <table:table-cell office:value-type="string">
            <text:p>福興 506</text:p>
          </table:table-cell>
          <table:table-cell office:value-type="string">
            <text:p>仁愛 546</text:p>
          </table:table-cell>
          <table:table-cell/>
          <table:table-cell office:value-type="string">
            <text:p>大埔 607</text:p>
          </table:table-cell>
          <table:table-cell office:value-type="string">
            <text:p>東勢 635</text:p>
          </table:table-cell>
          <table:table-cell office:value-type="string">
            <text:p>安南區 709</text:p>
          </table:table-cell>
          <table:table-cell office:value-type="string">
            <text:p>旗津區 805</text:p>
          </table:table-cell>
          <table:table-cell/>
          <table:table-cell office:value-type="string">
            <text:p>湖西 885</text:p>
          </table:table-cell>
          <table:table-cell office:value-type="string">
            <text:p>里港 905</text:p>
          </table:table-cell>
          <table:table-cell office:value-type="string">
            <text:p>鹿野 955</text:p>
          </table:table-cell>
          <table:table-cell office:value-type="string">
            <text:p>鳳林 975</text:p>
          </table:table-cell>
          <table:table-cell office:value-type="string">
            <text:p>烏坵 896</text:p>
          </table:table-cell>
          <table:table-cell table:number-columns-repeated="1001"/>
        </table:table-row>
        <table:table-row table:style-name="ro4">
          <table:table-cell/>
          <table:table-cell office:value-type="string">
            <text:p>信義區 110</text:p>
          </table:table-cell>
          <table:table-cell office:value-type="string">
            <text:p>七堵區 206</text:p>
          </table:table-cell>
          <table:table-cell office:value-type="string">
            <text:p>瑞芳區 224</text:p>
          </table:table-cell>
          <table:table-cell office:value-type="string">
            <text:p>三星 266</text:p>
          </table:table-cell>
          <table:table-cell/>
          <table:table-cell office:value-type="string">
            <text:p>寶山 308</text:p>
          </table:table-cell>
          <table:table-cell office:value-type="string">
            <text:p>桃園區 330</text:p>
          </table:table-cell>
          <table:table-cell office:value-type="string">
            <text:p>通霄 357</text:p>
          </table:table-cell>
          <table:table-cell office:value-type="string">
            <text:p>西屯區 407</text:p>
          </table:table-cell>
          <table:table-cell office:value-type="string">
            <text:p>線西 507</text:p>
          </table:table-cell>
          <table:table-cell office:value-type="string">
            <text:p>名間 551</text:p>
          </table:table-cell>
          <table:table-cell/>
          <table:table-cell office:value-type="string">
            <text:p>水上 608</text:p>
          </table:table-cell>
          <table:table-cell office:value-type="string">
            <text:p>臺西 636</text:p>
          </table:table-cell>
          <table:table-cell office:value-type="string">
            <text:p>永康區 710</text:p>
          </table:table-cell>
          <table:table-cell office:value-type="string">
            <text:p>前鎮區 806</text:p>
          </table:table-cell>
          <table:table-cell table:number-columns-repeated="2"/>
          <table:table-cell office:value-type="string">
            <text:p>高樹 906</text:p>
          </table:table-cell>
          <table:table-cell office:value-type="string">
            <text:p>關山 956</text:p>
          </table:table-cell>
          <table:table-cell office:value-type="string">
            <text:p>光復 976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士林區 111</text:p>
          </table:table-cell>
          <table:table-cell/>
          <table:table-cell office:value-type="string">
            <text:p>平溪區 226</text:p>
          </table:table-cell>
          <table:table-cell office:value-type="string">
            <text:p>大同 267</text:p>
          </table:table-cell>
          <table:table-cell/>
          <table:table-cell office:value-type="string">
            <text:p>竹東 310</text:p>
          </table:table-cell>
          <table:table-cell office:value-type="string">
            <text:p>龜山區 333</text:p>
          </table:table-cell>
          <table:table-cell office:value-type="string">
            <text:p>苑裡 358</text:p>
          </table:table-cell>
          <table:table-cell office:value-type="string">
            <text:p>南屯區 408</text:p>
          </table:table-cell>
          <table:table-cell office:value-type="string">
            <text:p>和美 508</text:p>
          </table:table-cell>
          <table:table-cell office:value-type="string">
            <text:p>集集 552</text:p>
          </table:table-cell>
          <table:table-cell/>
          <table:table-cell office:value-type="string">
            <text:p>鹿草 611</text:p>
          </table:table-cell>
          <table:table-cell office:value-type="string">
            <text:p>崙背 637</text:p>
          </table:table-cell>
          <table:table-cell office:value-type="string">
            <text:p>歸仁區 711</text:p>
          </table:table-cell>
          <table:table-cell office:value-type="string">
            <text:p>三民區 807</text:p>
          </table:table-cell>
          <table:table-cell table:number-columns-repeated="2"/>
          <table:table-cell office:value-type="string">
            <text:p>鹽埔 907</text:p>
          </table:table-cell>
          <table:table-cell office:value-type="string">
            <text:p>海端 957</text:p>
          </table:table-cell>
          <table:table-cell office:value-type="string">
            <text:p>豐濱 977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北投區 112</text:p>
          </table:table-cell>
          <table:table-cell/>
          <table:table-cell office:value-type="string">
            <text:p>雙溪區 227</text:p>
          </table:table-cell>
          <table:table-cell office:value-type="string">
            <text:p>五結 268</text:p>
          </table:table-cell>
          <table:table-cell/>
          <table:table-cell office:value-type="string">
            <text:p>五峰 311</text:p>
          </table:table-cell>
          <table:table-cell office:value-type="string">
            <text:p>八德區 334</text:p>
          </table:table-cell>
          <table:table-cell office:value-type="string">
            <text:p>苗栗 360</text:p>
          </table:table-cell>
          <table:table-cell office:value-type="string">
            <text:p>太平區 411</text:p>
          </table:table-cell>
          <table:table-cell office:value-type="string">
            <text:p>伸港 509</text:p>
          </table:table-cell>
          <table:table-cell office:value-type="string">
            <text:p>水里 553</text:p>
          </table:table-cell>
          <table:table-cell/>
          <table:table-cell office:value-type="string">
            <text:p>太保 612</text:p>
          </table:table-cell>
          <table:table-cell office:value-type="string">
            <text:p>麥寮 638</text:p>
          </table:table-cell>
          <table:table-cell office:value-type="string">
            <text:p>新化區 712</text:p>
          </table:table-cell>
          <table:table-cell office:value-type="string">
            <text:p>楠梓區 811</text:p>
          </table:table-cell>
          <table:table-cell table:number-columns-repeated="2"/>
          <table:table-cell office:value-type="string">
            <text:p>長治 908</text:p>
          </table:table-cell>
          <table:table-cell office:value-type="string">
            <text:p>池上 958</text:p>
          </table:table-cell>
          <table:table-cell office:value-type="string">
            <text:p>瑞穗 978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內湖區 114</text:p>
          </table:table-cell>
          <table:table-cell/>
          <table:table-cell office:value-type="string">
            <text:p>貢寮區 228</text:p>
          </table:table-cell>
          <table:table-cell office:value-type="string">
            <text:p>冬山 269</text:p>
          </table:table-cell>
          <table:table-cell/>
          <table:table-cell office:value-type="string">
            <text:p>橫山 312</text:p>
          </table:table-cell>
          <table:table-cell office:value-type="string">
            <text:p>大溪區 335</text:p>
          </table:table-cell>
          <table:table-cell office:value-type="string">
            <text:p>造橋 361</text:p>
          </table:table-cell>
          <table:table-cell office:value-type="string">
            <text:p>大里區 412</text:p>
          </table:table-cell>
          <table:table-cell office:value-type="string">
            <text:p>員林 510</text:p>
          </table:table-cell>
          <table:table-cell office:value-type="string">
            <text:p>魚池 555</text:p>
          </table:table-cell>
          <table:table-cell/>
          <table:table-cell office:value-type="string">
            <text:p>朴子 613</text:p>
          </table:table-cell>
          <table:table-cell office:value-type="string">
            <text:p>斗六 640</text:p>
          </table:table-cell>
          <table:table-cell office:value-type="string">
            <text:p>左鎮區 713</text:p>
          </table:table-cell>
          <table:table-cell office:value-type="string">
            <text:p>小港區 812</text:p>
          </table:table-cell>
          <table:table-cell table:number-columns-repeated="2"/>
          <table:table-cell office:value-type="string">
            <text:p>麟洛 909</text:p>
          </table:table-cell>
          <table:table-cell office:value-type="string">
            <text:p>東河 959</text:p>
          </table:table-cell>
          <table:table-cell office:value-type="string">
            <text:p>萬榮 979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南港區 115</text:p>
          </table:table-cell>
          <table:table-cell/>
          <table:table-cell office:value-type="string">
            <text:p>新店區 231</text:p>
          </table:table-cell>
          <table:table-cell office:value-type="string">
            <text:p>蘇澳 270</text:p>
          </table:table-cell>
          <table:table-cell/>
          <table:table-cell office:value-type="string">
            <text:p>尖石 313</text:p>
          </table:table-cell>
          <table:table-cell office:value-type="string">
            <text:p>復興區 336</text:p>
          </table:table-cell>
          <table:table-cell office:value-type="string">
            <text:p>頭屋 362</text:p>
          </table:table-cell>
          <table:table-cell office:value-type="string">
            <text:p>霧峰區 413</text:p>
          </table:table-cell>
          <table:table-cell office:value-type="string">
            <text:p>社頭 511</text:p>
          </table:table-cell>
          <table:table-cell office:value-type="string">
            <text:p>信義 556</text:p>
          </table:table-cell>
          <table:table-cell/>
          <table:table-cell office:value-type="string">
            <text:p>東石 614</text:p>
          </table:table-cell>
          <table:table-cell office:value-type="string">
            <text:p>林內 643</text:p>
          </table:table-cell>
          <table:table-cell office:value-type="string">
            <text:p>玉井區 714</text:p>
          </table:table-cell>
          <table:table-cell office:value-type="string">
            <text:p>左營區 813</text:p>
          </table:table-cell>
          <table:table-cell table:number-columns-repeated="2"/>
          <table:table-cell office:value-type="string">
            <text:p>竹田 911</text:p>
          </table:table-cell>
          <table:table-cell office:value-type="string">
            <text:p>成功 961</text:p>
          </table:table-cell>
          <table:table-cell office:value-type="string">
            <text:p>玉里 981</text:p>
          </table:table-cell>
          <table:table-cell table:number-columns-repeated="1002"/>
        </table:table-row>
        <table:table-row table:style-name="ro4">
          <table:table-cell/>
          <table:table-cell office:value-type="string">
            <text:p>文山區 116</text:p>
          </table:table-cell>
          <table:table-cell/>
          <table:table-cell office:value-type="string">
            <text:p>坪林區 232</text:p>
          </table:table-cell>
          <table:table-cell office:value-type="string">
            <text:p>南澳 272</text:p>
          </table:table-cell>
          <table:table-cell/>
          <table:table-cell office:value-type="string">
            <text:p>北埔 314</text:p>
          </table:table-cell>
          <table:table-cell office:value-type="string">
            <text:p>大園區 337</text:p>
          </table:table-cell>
          <table:table-cell office:value-type="string">
            <text:p>公館 363</text:p>
          </table:table-cell>
          <table:table-cell office:value-type="string">
            <text:p>烏日區 414</text:p>
          </table:table-cell>
          <table:table-cell office:value-type="string">
            <text:p>永靖 512</text:p>
          </table:table-cell>
          <table:table-cell office:value-type="string">
            <text:p>竹山 557</text:p>
          </table:table-cell>
          <table:table-cell/>
          <table:table-cell office:value-type="string">
            <text:p>六腳 615</text:p>
          </table:table-cell>
          <table:table-cell office:value-type="string">
            <text:p>古坑 646</text:p>
          </table:table-cell>
          <table:table-cell office:value-type="string">
            <text:p>楠西區 715</text:p>
          </table:table-cell>
          <table:table-cell office:value-type="string">
            <text:p>仁武區 814</text:p>
          </table:table-cell>
          <table:table-cell table:number-columns-repeated="2"/>
          <table:table-cell office:value-type="string">
            <text:p>內埔 912</text:p>
          </table:table-cell>
          <table:table-cell office:value-type="string">
            <text:p>長濱 962</text:p>
          </table:table-cell>
          <table:table-cell office:value-type="string">
            <text:p>卓溪 982</text:p>
          </table:table-cell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烏來區 233</text:p>
          </table:table-cell>
          <table:table-cell office:value-type="string">
            <text:p>釣魚臺列嶼 290</text:p>
          </table:table-cell>
          <table:table-cell/>
          <table:table-cell office:value-type="string">
            <text:p>峨眉 315</text:p>
          </table:table-cell>
          <table:table-cell office:value-type="string">
            <text:p>蘆竹區 338</text:p>
          </table:table-cell>
          <table:table-cell office:value-type="string">
            <text:p>大湖 364</text:p>
          </table:table-cell>
          <table:table-cell office:value-type="string">
            <text:p>豐原區 420</text:p>
          </table:table-cell>
          <table:table-cell office:value-type="string">
            <text:p>埔心 513</text:p>
          </table:table-cell>
          <table:table-cell office:value-type="string">
            <text:p>鹿谷 558</text:p>
          </table:table-cell>
          <table:table-cell/>
          <table:table-cell office:value-type="string">
            <text:p>新港 616</text:p>
          </table:table-cell>
          <table:table-cell office:value-type="string">
            <text:p>莿桐 647</text:p>
          </table:table-cell>
          <table:table-cell office:value-type="string">
            <text:p>南化區 716</text:p>
          </table:table-cell>
          <table:table-cell office:value-type="string">
            <text:p>大社區 815</text:p>
          </table:table-cell>
          <table:table-cell table:number-columns-repeated="2"/>
          <table:table-cell office:value-type="string">
            <text:p>萬丹 913</text:p>
          </table:table-cell>
          <table:table-cell office:value-type="string">
            <text:p>太麻里 963</text:p>
          </table:table-cell>
          <table:table-cell office:value-type="string">
            <text:p>富里 983</text:p>
          </table:table-cell>
          <table:table-cell table:number-columns-repeated="1002"/>
        </table:table-row>
        <table:table-row table:style-name="ro4">
          <table:table-cell table:number-columns-repeated="3"/>
          <table:table-cell office:value-type="string">
            <text:p>永和區 234</text:p>
          </table:table-cell>
          <table:table-cell table:number-columns-repeated="4"/>
          <table:table-cell office:value-type="string">
            <text:p>泰安 365</text:p>
          </table:table-cell>
          <table:table-cell office:value-type="string">
            <text:p>后里區 421</text:p>
          </table:table-cell>
          <table:table-cell office:value-type="string">
            <text:p>溪湖 514</text:p>
          </table:table-cell>
          <table:table-cell table:number-columns-repeated="2"/>
          <table:table-cell office:value-type="string">
            <text:p>民雄 621</text:p>
          </table:table-cell>
          <table:table-cell office:value-type="string">
            <text:p>西螺 648</text:p>
          </table:table-cell>
          <table:table-cell office:value-type="string">
            <text:p>仁德區 717</text:p>
          </table:table-cell>
          <table:table-cell office:value-type="string">
            <text:p>岡山區 820</text:p>
          </table:table-cell>
          <table:table-cell table:number-columns-repeated="2"/>
          <table:table-cell office:value-type="string">
            <text:p>潮州 920</text:p>
          </table:table-cell>
          <table:table-cell office:value-type="string">
            <text:p>金峰 964</text:p>
          </table:table-cell>
          <table:table-cell table:number-columns-repeated="1003"/>
        </table:table-row>
        <table:table-row table:style-name="ro4">
          <table:table-cell office:value-type="string">
            <text:p>廠商類型2</text:p>
          </table:table-cell>
          <table:table-cell table:number-columns-repeated="2"/>
          <table:table-cell office:value-type="string">
            <text:p>中和區 235</text:p>
          </table:table-cell>
          <table:table-cell table:number-columns-repeated="4"/>
          <table:table-cell office:value-type="string">
            <text:p>銅鑼 366</text:p>
          </table:table-cell>
          <table:table-cell office:value-type="string">
            <text:p>石岡區 422</text:p>
          </table:table-cell>
          <table:table-cell office:value-type="string">
            <text:p>大村 515</text:p>
          </table:table-cell>
          <table:table-cell table:number-columns-repeated="2"/>
          <table:table-cell office:value-type="string">
            <text:p>大林 622</text:p>
          </table:table-cell>
          <table:table-cell office:value-type="string">
            <text:p>二崙 649</text:p>
          </table:table-cell>
          <table:table-cell office:value-type="string">
            <text:p>關廟區 718</text:p>
          </table:table-cell>
          <table:table-cell office:value-type="string">
            <text:p>路竹區 821</text:p>
          </table:table-cell>
          <table:table-cell table:number-columns-repeated="2"/>
          <table:table-cell office:value-type="string">
            <text:p>泰武 921</text:p>
          </table:table-cell>
          <table:table-cell office:value-type="string">
            <text:p>大武 965</text:p>
          </table:table-cell>
          <table:table-cell table:number-columns-repeated="1003"/>
        </table:table-row>
        <table:table-row table:style-name="ro4">
          <table:table-cell office:value-type="string">
            <text:p>1：進貨</text:p>
          </table:table-cell>
          <table:table-cell table:number-columns-repeated="2"/>
          <table:table-cell office:value-type="string">
            <text:p>土城區 236</text:p>
          </table:table-cell>
          <table:table-cell table:number-columns-repeated="4"/>
          <table:table-cell office:value-type="string">
            <text:p>三義 367</text:p>
          </table:table-cell>
          <table:table-cell office:value-type="string">
            <text:p>東勢區 423</text:p>
          </table:table-cell>
          <table:table-cell office:value-type="string">
            <text:p>埔鹽 516</text:p>
          </table:table-cell>
          <table:table-cell table:number-columns-repeated="2"/>
          <table:table-cell office:value-type="string">
            <text:p>溪口 623</text:p>
          </table:table-cell>
          <table:table-cell office:value-type="string">
            <text:p>北港 651</text:p>
          </table:table-cell>
          <table:table-cell office:value-type="string">
            <text:p>龍崎區 719</text:p>
          </table:table-cell>
          <table:table-cell office:value-type="string">
            <text:p>阿蓮區 822</text:p>
          </table:table-cell>
          <table:table-cell table:number-columns-repeated="2"/>
          <table:table-cell office:value-type="string">
            <text:p>來義 922</text:p>
          </table:table-cell>
          <table:table-cell office:value-type="string">
            <text:p>達仁 966</text:p>
          </table:table-cell>
          <table:table-cell table:number-columns-repeated="1003"/>
        </table:table-row>
        <table:table-row table:style-name="ro4">
          <table:table-cell office:value-type="string">
            <text:p>2：出貨</text:p>
          </table:table-cell>
          <table:table-cell table:number-columns-repeated="2"/>
          <table:table-cell office:value-type="string">
            <text:p>三峽區 237</text:p>
          </table:table-cell>
          <table:table-cell table:number-columns-repeated="4"/>
          <table:table-cell office:value-type="string">
            <text:p>西湖 368</text:p>
          </table:table-cell>
          <table:table-cell office:value-type="string">
            <text:p>和平區 424</text:p>
          </table:table-cell>
          <table:table-cell office:value-type="string">
            <text:p>田中 520</text:p>
          </table:table-cell>
          <table:table-cell table:number-columns-repeated="2"/>
          <table:table-cell office:value-type="string">
            <text:p>義竹 624</text:p>
          </table:table-cell>
          <table:table-cell office:value-type="string">
            <text:p>水林 652</text:p>
          </table:table-cell>
          <table:table-cell office:value-type="string">
            <text:p>官田區 720</text:p>
          </table:table-cell>
          <table:table-cell office:value-type="string">
            <text:p>田寮區 823</text:p>
          </table:table-cell>
          <table:table-cell table:number-columns-repeated="2"/>
          <table:table-cell office:value-type="string">
            <text:p>萬巒 923</text:p>
          </table:table-cell>
          <table:table-cell table:number-columns-repeated="1004"/>
        </table:table-row>
        <table:table-row table:style-name="ro4">
          <table:table-cell office:value-type="string">
            <text:p>3：進出貨</text:p>
          </table:table-cell>
          <table:table-cell table:number-columns-repeated="2"/>
          <table:table-cell office:value-type="string">
            <text:p>樹林區 238</text:p>
          </table:table-cell>
          <table:table-cell table:number-columns-repeated="4"/>
          <table:table-cell office:value-type="string">
            <text:p>卓蘭 369</text:p>
          </table:table-cell>
          <table:table-cell office:value-type="string">
            <text:p>新社區 426</text:p>
          </table:table-cell>
          <table:table-cell office:value-type="string">
            <text:p>北斗 521</text:p>
          </table:table-cell>
          <table:table-cell table:number-columns-repeated="2"/>
          <table:table-cell office:value-type="string">
            <text:p>布袋 625</text:p>
          </table:table-cell>
          <table:table-cell office:value-type="string">
            <text:p>口湖 653</text:p>
          </table:table-cell>
          <table:table-cell office:value-type="string">
            <text:p>麻豆區 721</text:p>
          </table:table-cell>
          <table:table-cell office:value-type="string">
            <text:p>燕巢區 824</text:p>
          </table:table-cell>
          <table:table-cell table:number-columns-repeated="2"/>
          <table:table-cell office:value-type="string">
            <text:p>崁頂 924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鶯歌區 239</text:p>
          </table:table-cell>
          <table:table-cell table:number-columns-repeated="5"/>
          <table:table-cell office:value-type="string">
            <text:p>潭子區 427</text:p>
          </table:table-cell>
          <table:table-cell office:value-type="string">
            <text:p>田尾 522</text:p>
          </table:table-cell>
          <table:table-cell table:number-columns-repeated="3"/>
          <table:table-cell office:value-type="string">
            <text:p>四湖 654</text:p>
          </table:table-cell>
          <table:table-cell office:value-type="string">
            <text:p>佳里區 722</text:p>
          </table:table-cell>
          <table:table-cell office:value-type="string">
            <text:p>橋頭區 825</text:p>
          </table:table-cell>
          <table:table-cell table:number-columns-repeated="2"/>
          <table:table-cell office:value-type="string">
            <text:p>新埤 925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三重區 241</text:p>
          </table:table-cell>
          <table:table-cell table:number-columns-repeated="5"/>
          <table:table-cell office:value-type="string">
            <text:p>大雅區 428</text:p>
          </table:table-cell>
          <table:table-cell office:value-type="string">
            <text:p>埤頭 523</text:p>
          </table:table-cell>
          <table:table-cell table:number-columns-repeated="3"/>
          <table:table-cell office:value-type="string">
            <text:p>元長 655</text:p>
          </table:table-cell>
          <table:table-cell office:value-type="string">
            <text:p>西港區 723</text:p>
          </table:table-cell>
          <table:table-cell office:value-type="string">
            <text:p>梓官區 826</text:p>
          </table:table-cell>
          <table:table-cell table:number-columns-repeated="2"/>
          <table:table-cell office:value-type="string">
            <text:p>南州 926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新莊區 242</text:p>
          </table:table-cell>
          <table:table-cell table:number-columns-repeated="5"/>
          <table:table-cell office:value-type="string">
            <text:p>神岡區 429</text:p>
          </table:table-cell>
          <table:table-cell office:value-type="string">
            <text:p>溪州 524</text:p>
          </table:table-cell>
          <table:table-cell table:number-columns-repeated="4"/>
          <table:table-cell office:value-type="string">
            <text:p>七 股區 724</text:p>
          </table:table-cell>
          <table:table-cell office:value-type="string">
            <text:p>彌陀區 827</text:p>
          </table:table-cell>
          <table:table-cell table:number-columns-repeated="2"/>
          <table:table-cell office:value-type="string">
            <text:p>林邊 927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泰山區 243</text:p>
          </table:table-cell>
          <table:table-cell table:number-columns-repeated="5"/>
          <table:table-cell office:value-type="string">
            <text:p>大肚區 432</text:p>
          </table:table-cell>
          <table:table-cell office:value-type="string">
            <text:p>竹塘 525</text:p>
          </table:table-cell>
          <table:table-cell table:number-columns-repeated="4"/>
          <table:table-cell office:value-type="string">
            <text:p>將軍區 725</text:p>
          </table:table-cell>
          <table:table-cell office:value-type="string">
            <text:p>永安區 828</text:p>
          </table:table-cell>
          <table:table-cell table:number-columns-repeated="2"/>
          <table:table-cell office:value-type="string">
            <text:p>東港 928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林口區 244</text:p>
          </table:table-cell>
          <table:table-cell table:number-columns-repeated="5"/>
          <table:table-cell office:value-type="string">
            <text:p>沙鹿區 433</text:p>
          </table:table-cell>
          <table:table-cell office:value-type="string">
            <text:p>二林 526</text:p>
          </table:table-cell>
          <table:table-cell table:number-columns-repeated="4"/>
          <table:table-cell office:value-type="string">
            <text:p>學甲區 726</text:p>
          </table:table-cell>
          <table:table-cell office:value-type="string">
            <text:p>湖內區 829</text:p>
          </table:table-cell>
          <table:table-cell table:number-columns-repeated="2"/>
          <table:table-cell office:value-type="string">
            <text:p>琉球 929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蘆洲區 247</text:p>
          </table:table-cell>
          <table:table-cell table:number-columns-repeated="5"/>
          <table:table-cell office:value-type="string">
            <text:p>龍井區 434</text:p>
          </table:table-cell>
          <table:table-cell office:value-type="string">
            <text:p>大城 527</text:p>
          </table:table-cell>
          <table:table-cell table:number-columns-repeated="4"/>
          <table:table-cell office:value-type="string">
            <text:p>北門區 727</text:p>
          </table:table-cell>
          <table:table-cell office:value-type="string">
            <text:p>鳳山區 830</text:p>
          </table:table-cell>
          <table:table-cell table:number-columns-repeated="2"/>
          <table:table-cell office:value-type="string">
            <text:p>佳冬 931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五股區 248</text:p>
          </table:table-cell>
          <table:table-cell table:number-columns-repeated="5"/>
          <table:table-cell office:value-type="string">
            <text:p>梧棲區 435</text:p>
          </table:table-cell>
          <table:table-cell office:value-type="string">
            <text:p>芳苑 528</text:p>
          </table:table-cell>
          <table:table-cell table:number-columns-repeated="4"/>
          <table:table-cell office:value-type="string">
            <text:p>新營區 730</text:p>
          </table:table-cell>
          <table:table-cell office:value-type="string">
            <text:p>大寮區 831</text:p>
          </table:table-cell>
          <table:table-cell table:number-columns-repeated="2"/>
          <table:table-cell office:value-type="string">
            <text:p>新園 932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八里區 249</text:p>
          </table:table-cell>
          <table:table-cell table:number-columns-repeated="5"/>
          <table:table-cell office:value-type="string">
            <text:p>清水區 436</text:p>
          </table:table-cell>
          <table:table-cell office:value-type="string">
            <text:p>二水 530</text:p>
          </table:table-cell>
          <table:table-cell table:number-columns-repeated="4"/>
          <table:table-cell office:value-type="string">
            <text:p>後壁區 731</text:p>
          </table:table-cell>
          <table:table-cell office:value-type="string">
            <text:p>林園區 832</text:p>
          </table:table-cell>
          <table:table-cell table:number-columns-repeated="2"/>
          <table:table-cell office:value-type="string">
            <text:p>枋寮 940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淡水區 251</text:p>
          </table:table-cell>
          <table:table-cell table:number-columns-repeated="5"/>
          <table:table-cell office:value-type="string">
            <text:p>大甲區 437</text:p>
          </table:table-cell>
          <table:table-cell table:number-columns-repeated="5"/>
          <table:table-cell office:value-type="string">
            <text:p>白河區 732</text:p>
          </table:table-cell>
          <table:table-cell office:value-type="string">
            <text:p>鳥松區 833</text:p>
          </table:table-cell>
          <table:table-cell table:number-columns-repeated="2"/>
          <table:table-cell office:value-type="string">
            <text:p>枋山 941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三芝區 252</text:p>
          </table:table-cell>
          <table:table-cell table:number-columns-repeated="5"/>
          <table:table-cell office:value-type="string">
            <text:p>外埔區 438</text:p>
          </table:table-cell>
          <table:table-cell table:number-columns-repeated="5"/>
          <table:table-cell office:value-type="string">
            <text:p>東山區 733</text:p>
          </table:table-cell>
          <table:table-cell office:value-type="string">
            <text:p>大樹區 840</text:p>
          </table:table-cell>
          <table:table-cell table:number-columns-repeated="2"/>
          <table:table-cell office:value-type="string">
            <text:p>春日 942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string">
            <text:p>石門區 253</text:p>
          </table:table-cell>
          <table:table-cell table:number-columns-repeated="5"/>
          <table:table-cell office:value-type="string">
            <text:p>大安區 439</text:p>
          </table:table-cell>
          <table:table-cell table:number-columns-repeated="5"/>
          <table:table-cell office:value-type="string">
            <text:p>六甲區 734</text:p>
          </table:table-cell>
          <table:table-cell office:value-type="string">
            <text:p>旗山區 842</text:p>
          </table:table-cell>
          <table:table-cell table:number-columns-repeated="2"/>
          <table:table-cell office:value-type="string">
            <text:p>獅子 943</text:p>
          </table:table-cell>
          <table:table-cell table:number-columns-repeated="1004"/>
        </table:table-row>
        <table:table-row table:style-name="ro4">
          <table:table-cell table:number-columns-repeated="15"/>
          <table:table-cell office:value-type="string">
            <text:p>下營區 735</text:p>
          </table:table-cell>
          <table:table-cell office:value-type="string">
            <text:p>美濃區 843</text:p>
          </table:table-cell>
          <table:table-cell table:number-columns-repeated="2"/>
          <table:table-cell office:value-type="string">
            <text:p>車城 944</text:p>
          </table:table-cell>
          <table:table-cell table:number-columns-repeated="1004"/>
        </table:table-row>
        <table:table-row table:style-name="ro4">
          <table:table-cell table:number-columns-repeated="15"/>
          <table:table-cell office:value-type="string">
            <text:p>柳營區 736</text:p>
          </table:table-cell>
          <table:table-cell office:value-type="string">
            <text:p>六龜區 844</text:p>
          </table:table-cell>
          <table:table-cell table:number-columns-repeated="2"/>
          <table:table-cell office:value-type="string">
            <text:p>牡丹 945</text:p>
          </table:table-cell>
          <table:table-cell table:number-columns-repeated="1004"/>
        </table:table-row>
        <table:table-row table:style-name="ro4">
          <table:table-cell table:number-columns-repeated="15"/>
          <table:table-cell office:value-type="string">
            <text:p>鹽水區 737</text:p>
          </table:table-cell>
          <table:table-cell office:value-type="string">
            <text:p>內門區 845</text:p>
          </table:table-cell>
          <table:table-cell table:number-columns-repeated="2"/>
          <table:table-cell office:value-type="string">
            <text:p>恆春 946</text:p>
          </table:table-cell>
          <table:table-cell table:number-columns-repeated="1004"/>
        </table:table-row>
        <table:table-row table:style-name="ro4">
          <table:table-cell table:number-columns-repeated="15"/>
          <table:table-cell office:value-type="string">
            <text:p>善化區 741</text:p>
          </table:table-cell>
          <table:table-cell office:value-type="string">
            <text:p>杉林區 846</text:p>
          </table:table-cell>
          <table:table-cell table:number-columns-repeated="2"/>
          <table:table-cell office:value-type="string">
            <text:p>滿州 947</text:p>
          </table:table-cell>
          <table:table-cell table:number-columns-repeated="1004"/>
        </table:table-row>
        <table:table-row table:style-name="ro4">
          <table:table-cell table:number-columns-repeated="15"/>
          <table:table-cell office:value-type="string">
            <text:p>大內區 742</text:p>
          </table:table-cell>
          <table:table-cell office:value-type="string">
            <text:p>甲仙區 847</text:p>
          </table:table-cell>
          <table:table-cell table:number-columns-repeated="1007"/>
        </table:table-row>
        <table:table-row table:style-name="ro4">
          <table:table-cell table:number-columns-repeated="15"/>
          <table:table-cell office:value-type="string">
            <text:p>山上區 743</text:p>
          </table:table-cell>
          <table:table-cell office:value-type="string">
            <text:p>桃源區 848</text:p>
          </table:table-cell>
          <table:table-cell table:number-columns-repeated="1007"/>
        </table:table-row>
        <table:table-row table:style-name="ro4">
          <table:table-cell table:number-columns-repeated="15"/>
          <table:table-cell office:value-type="string">
            <text:p>新市區 744</text:p>
          </table:table-cell>
          <table:table-cell office:value-type="string">
            <text:p>那瑪夏區 849</text:p>
          </table:table-cell>
          <table:table-cell table:number-columns-repeated="1007"/>
        </table:table-row>
        <table:table-row table:style-name="ro4">
          <table:table-cell table:number-columns-repeated="15"/>
          <table:table-cell office:value-type="string">
            <text:p>安定區 745</text:p>
          </table:table-cell>
          <table:table-cell office:value-type="string">
            <text:p>茂林區 851</text:p>
          </table:table-cell>
          <table:table-cell table:number-columns-repeated="1007"/>
        </table:table-row>
        <table:table-row table:style-name="ro4">
          <table:table-cell table:number-columns-repeated="16"/>
          <table:table-cell office:value-type="string">
            <text:p>茄萣區 852</text:p>
          </table:table-cell>
          <table:table-cell table:number-columns-repeated="100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宜蘭縣" table:base-cell-address="$匯入範例.$O$4" table:cell-range-address="代碼.$E$2:代碼.$E$14"/>
        <table:named-range table:name="花蓮縣" table:base-cell-address="$匯入範例.$C$6" table:cell-range-address="代碼.$V$2:代碼.$V$14"/>
        <table:named-range table:name="金門縣" table:base-cell-address="$匯入範例.$C$6" table:cell-range-address="代碼.$W$2:代碼.$W$7"/>
        <table:named-range table:name="南投縣" table:base-cell-address="$匯入範例.$C$6" table:cell-range-address="代碼.$L$2:代碼.$L$14"/>
        <table:named-range table:name="南海諸島" table:base-cell-address="$匯入範例.$C$6" table:cell-range-address="代碼.$R$2:代碼.$R$3"/>
        <table:named-range table:name="屏東縣" table:base-cell-address="$匯入範例.$C$6" table:cell-range-address="代碼.$T$2:代碼.$T$34"/>
        <table:named-range table:name="苗栗縣" table:base-cell-address="$匯入範例.$O$3" table:cell-range-address="代碼.$I$2:代碼.$I$19"/>
        <table:named-range table:name="桃園市" table:base-cell-address="$匯入範例.$C$6" table:cell-range-address="代碼.$H$2:代碼.$H$14"/>
        <table:named-range table:name="高雄市" table:base-cell-address="$匯入範例.$C$6" table:cell-range-address="代碼.$Q$2:代碼.$Q$39"/>
        <table:named-range table:name="基隆市" table:base-cell-address="$匯入範例.$C$6" table:cell-range-address="代碼.$C$2:代碼.$C$8"/>
        <table:named-range table:name="連江縣" table:base-cell-address="$匯入範例.$N$3" table:cell-range-address="代碼.$X$2:代碼.$X$5"/>
        <table:named-range table:name="鄉鎮區" table:base-cell-address="$匯入範例.$C$6" table:cell-range-address="代碼.$B$1:代碼.$X$39"/>
        <table:named-range table:name="雲林縣" table:base-cell-address="$匯入範例.$C$6" table:cell-range-address="代碼.$O$2:代碼.$O$21"/>
        <table:named-range table:name="新北市" table:base-cell-address="$匯入範例.$C$6" table:cell-range-address="代碼.$D$2:代碼.$D$30"/>
        <table:named-range table:name="新竹市" table:base-cell-address="$匯入範例.$C$6" table:cell-range-address="代碼.$F$2"/>
        <table:named-range table:name="新竹縣" table:base-cell-address="$匯入範例.$C$6" table:cell-range-address="代碼.$G$2:代碼.$G$14"/>
        <table:named-range table:name="嘉義市" table:base-cell-address="$匯入範例.$C$6" table:cell-range-address="代碼.$M$2"/>
        <table:named-range table:name="嘉義縣" table:base-cell-address="$匯入範例.$N$3" table:cell-range-address="代碼.$N$2:代碼.$N$19"/>
        <table:named-range table:name="彰化縣" table:base-cell-address="$匯入範例.$C$6" table:cell-range-address="代碼.$K$2:代碼.$K$27"/>
        <table:named-range table:name="臺中市" table:base-cell-address="$匯入範例.$C$6" table:cell-range-address="代碼.$J$2:代碼.$J$30"/>
        <table:named-range table:name="臺北市" table:base-cell-address="$匯入範例.$C$6" table:cell-range-address="代碼.$B$2:代碼.$B$13"/>
        <table:named-range table:name="臺東縣" table:base-cell-address="$匯入範例.$C$6" table:cell-range-address="代碼.$U$2:代碼.$U$17"/>
        <table:named-range table:name="臺南市" table:base-cell-address="$匯入範例.$C$6" table:cell-range-address="代碼.$P$2:代碼.$P$38"/>
        <table:named-range table:name="廠商類型1" table:base-cell-address="$匯入範例.$E$2" table:cell-range-address="代碼.$A$2:代碼.$A$3"/>
        <table:named-range table:name="廠商類型2" table:base-cell-address="$匯入範例.$D$2" table:cell-range-address="代碼.$A$17:代碼.$A$19"/>
        <table:named-range table:name="澎湖縣" table:base-cell-address="$匯入範例.$C$6" table:cell-range-address="代碼.$S$2:代碼.$S$7"/>
        <table:named-range table:name="縣市" table:base-cell-address="$匯入範例.$C$6" table:cell-range-address="代碼.$B$1:代碼.$X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新細明體" svg:font-family="新細明體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date-style style:name="N118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新細明體" fo:font-size="12pt" style:font-name-asian="新細明體" style:font-size-asian="12pt" style:font-name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8">2021/07/28</text:date>, <text:time>17:16:2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initial-creator>94031</meta:initial-creator>
    <meta:creation-date>2016-10-17T03:50:59Z</meta:creation-date>
    <dc:date>2021-07-28T17:16:21.15</dc:date>
    <meta:editing-duration>PT18H56M6S</meta:editing-duration>
    <meta:editing-cycles>18</meta:editing-cycles>
    <meta:document-statistic meta:table-count="2" meta:cell-count="4432" meta:object-count="0"/>
  </office:meta>
</office:document-meta>
</file>